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1307in" svg:height="4.1744in" svg:x="0in" svg:y="734.8272in">
            <draw:object draw:notify-on-update-of-ranges="Sheet1.B2:Sheet1.B4097 Sheet1.C2:Sheet1.C40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GACC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GGTC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AGG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TGG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TCC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CTG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TGG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CTG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GTC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CAG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TCC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GTC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CCTG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GGAC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TG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CAG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GGAC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CTGG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CTGG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GCC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CCAG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GGTC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GAC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TAG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CCGG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GACC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GGAC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CTAG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AGG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GAC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TAGT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CAGG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TCC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CCTC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GGTC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CAG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GCCC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GGGG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GTCC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GGA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CCCCC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GAC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GGCC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CTA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CTAG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GGGC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GCCC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GGGC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TAGA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GCC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TCCC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CTA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TCCC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TCCT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CTCC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GGGG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CGGT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GGCC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GGGC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GGGT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CCTA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CCGG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GAC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TCTA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CTCC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TAGG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GAGG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GGG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TAG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GCCC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GGA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GTC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CCTA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GGGG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GCGC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GGGA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TACT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GAC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CTAG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GACT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GACG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GCCG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TCCG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CGGAC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CCCC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GGTC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CCCG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CCCT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CGG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CGGG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TATA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CCCC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CCTC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TAT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CCCC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GGAG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GGGA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TAGG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GGG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TAGT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CCCG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GACT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GGT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TAC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CTAG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GACC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CTAG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GGG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CTAG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TCCT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TCGA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TGT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CCCT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GAGT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TCTC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GTA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GGAG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GGGA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TACT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CTAG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GAGG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GGGT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TCCC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CCC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GGA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GTAT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GACAC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CGGG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GTCCC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GTCC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AGGG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CGGAC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GTCTC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GGGTC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TTAT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GGAG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GGCCC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TATA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ACTCC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CCGG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TCCG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CCGG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CGGGC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GAGAC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GGAG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GTAC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GTA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TAC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CGGA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GTCC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TCTA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CGTCC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GGAC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GTCT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TCCG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GGAC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CCCT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GGGC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ACCC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GAC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TGTCC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GGGCC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GGAC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CTAT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ACCG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GTCC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GTC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CCGG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CCTCC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CGGG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GTCT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CTCC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CCTCC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GAGGC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CTAT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GGTC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CGAG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GGGA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GTCC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ACCT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GAGG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GGG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CGGA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ACTA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CGAG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CTAG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CTAC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GGGG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GTGTC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ACGG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TAA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GGGG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GTCC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CCCC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GTAT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GCCTC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TAG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CCCG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GAGAC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CCCG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CTCG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GTAG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TAGA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TAG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CTAGC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GACC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GGAC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TAGG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CGGA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CCTCC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TATA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GTCT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CCTA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GACG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GACTC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GGAG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GGTC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GGA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CCCG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CCGG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GGA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TCGG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CGA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TAG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CCCG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GAC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GGA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GTCG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TAGT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TAGA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TCTC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GAC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CCTA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GGCC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CCGTC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CCTAC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ACGTC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GACA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GAGG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CGTC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CCCT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CGGG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TCCG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ACGT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GCCC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GCCT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TCCT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CTAG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GCTA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TAGG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GTAC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CCCC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CCGG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CTA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TATA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TGGAC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AGGGC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GGGG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CGGG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CGT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CTA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GGTC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AGGG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AGGTC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TCTT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TGGAC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CGG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GGCC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TAT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GAGA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TACT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AGGG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GAAC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GACG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TATA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TCCG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TCGG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TCTA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TTCC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CTCC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CGG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CTCC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CGTCC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GGAG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GGGA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GTCCC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GGGA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TCCG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TCGG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TGGG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TCCC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AGCT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GCTA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CCCC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TATA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CCGT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GGTA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AGAC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GGAG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GGGG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CCCG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GCCGG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TACG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ACTG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GAGC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TATA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TCTA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CTA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CCTA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CCTA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GACC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GACT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CTCG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TAGG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TATA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TCCT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AGAC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AGGC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GAGT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GGCC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AAGA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AGAT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GTAG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CGTG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CTCCC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GTC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TAGG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GGAGC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TCTC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AGGAC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GACGG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GGCCG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AACT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CCCCG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CCCT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GGGAG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TAGG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TCCAC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CGTG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GGTAC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CCGAG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GGTC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ACCTG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CCTA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TAGT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CCGAC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TCCCG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TCGGG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CGGGG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GGGGC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ATATG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CCCT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GACG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GACC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TAGA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ACG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ACCT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GGAA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GGCA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GGGG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CGTCC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CGTC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CTCCG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CCGTG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CCTC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CGTAG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ACACG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GTGTC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GTCTG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CCTA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ACGT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TACCC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TCCT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GTAT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GTCC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AGTC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GTCC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GTTC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TATA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CCGG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CGGAG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GTGT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TAAG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TAGA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TATG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ACACG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GGA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CCCTG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TAGAC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GAGGG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TATG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CCCTG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CTAC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GCGGG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AGCCC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TGCCC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ACGT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CCGGG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TCCT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TTCT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CTACC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GGGG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GTCTC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TCTAG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AGAGG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GGCC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GGA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TACG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TAGC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TCCC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TCCG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GTAC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TAGG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ACAT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ACGG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ATGT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CCCCC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CTTA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ATG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GGAC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GTAG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GACA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GTA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CGTC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CTGT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TCGT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TGTA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CGTC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GGAG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GGTA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TACC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TTCCG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AGGG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AGTT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CCGT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GTCT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TACG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CCCA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CTCT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GCTA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CTAG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GACG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TCTG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ACAA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CCTC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GGAC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CGTAC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TGTCC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CCTT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CTAT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GAGTG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TCCAG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TAGT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GACTC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GGGG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CTTAG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TTAGG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ACAGG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ACTAC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TAGTC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CCCCG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CCGAC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TGTA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TAGCC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AGGA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ATTA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TGTC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TTCC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ACTCC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CCGA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CTATA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GTCTC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ACGG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GATCC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GTAGG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GTCT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AGAA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GAGGG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GCTCC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GAGG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CGGCG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GAGGC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TCCTG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TCGTC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GAGCC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TACG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TACG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CCC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ACTAA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CCCC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TAGC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GAGAC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GTTCC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TAGT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TATAG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TGGAC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GTGT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TACG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ACGAC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AGAC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CTAGC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TGTAC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CGA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CTCA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CTGT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TCGT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ACAG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ACAT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ATATC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CTACG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CCCC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CGTC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CTAG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TGGG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CTCC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AGG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TACTA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GAA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TAGGG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GGAAC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TTAGT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CCGCG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GTTCC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TGGAG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GGGT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GGTGC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TGGGG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CGACG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CGGT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GACG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CTAGG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CTCC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GACT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CCGA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GAGG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TATA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AAGAC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GGCTAG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GTATG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AGTG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CCTTC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TAGG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TCTAG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GTAG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GGAG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TACC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ACTA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AGTC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CCGG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GTATC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TCGA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CGT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AGAC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TAGAG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CGTA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GGAC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TCCT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GGT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GTAGT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GTCG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ATCT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CCTAC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TGGAG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ATAC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ATACG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TAGAC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TGCT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TTAG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GGCC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CCTGT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GTGGG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TACAG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GGTCGG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TCTTC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ACGAC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CGTC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GCCC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GGGA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TTGT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CCCGC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GGCCT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CCTC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CGGA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TGTA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ATCCT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CGGA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CAGG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CGGGC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CTAC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CTCT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GAGG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CGG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GCT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CTAT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CTCG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GTAT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TAGC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TCCC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CGTC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GAAC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GGCTC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GTAGGC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TCTA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TATAGC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CGAG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TACT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TTCC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CAGT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GAGT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GTCAG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ATTAG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TCCCG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TCCTG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CGAGG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CACG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CGGTC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GAACG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GACAG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TATG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GAGG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GCCCC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GGAGC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TTAT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AAGG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ACC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TAG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GTATC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GGGTC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GTCCG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TAGG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TGTCC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ACGCC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GGAA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AACT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TAGTT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CTCC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CACGG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GCCCT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GCCGG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ATGTAT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CAGAC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CGGA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GCGTC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AGTAG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ATAT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CACCC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TAGCCC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TAGTCG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TCGGG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TGTCT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CCCT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GTAC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GGG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CTCTC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CTCT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GGAAC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TATT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ACTC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GCCT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GGTTC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GTAC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TGCT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CCG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AGAT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TAGCA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AGGCG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TACT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TTGGAC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CGTAT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GAGTC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TAGG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TCCAG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CCCCT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TCCA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TCCAT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GTCGTC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TCCGTC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TGTATC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GACG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GACG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GAC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GTAC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ACCG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AGAA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GGGT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GTAGC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AGGA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CG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CCGGC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AGTAT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TGT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CCAC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GAACC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GACG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TCTT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GGTCT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ACCCC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TATAA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CCGTG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TGTAG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TCGA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CCTAC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ACGTGG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GACAC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GACT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GTCG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TACAC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GCGTC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GGGCG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TCGT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TAGTTG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AGAC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CAGG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CATA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CGAAC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GAGG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AGGAT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GGGT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AGGTA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GTCG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GCTCC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TGGTC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GAGA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GCTCC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TTAG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CCCC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CGTA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CGTC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CTCCC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GTCA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AAGAC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CTGT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GAGA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CGT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CGTT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TACA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ACGAG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CACGG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GGGA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TCAGG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TTAG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TAGCAC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TCCCAG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CGAC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CTTA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GCCCC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GCC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GGTC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GAC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TCT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CTCGC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GTTC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ACGC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TACA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TAGA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TGGG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TCCC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CAGAC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GG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T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GTGT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GGGC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TAATC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TACC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TT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CGTCG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GGCT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GTCG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ACAG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CCTT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CGACG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CTTAC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CCGG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CGTGC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GGCT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CGGC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CTAC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GAGTC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TAAT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CCCG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GAACC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TGCAC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TAATAG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TAGGG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CGGGC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CGAC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GGAG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CAT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CTTA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GTCT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TGAG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TACG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GTCGT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AATT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AGTA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ATAC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ATAT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TCGTC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CTCG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TATA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TCCC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TTCGG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AGAC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AGTC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CGGG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ATCTAC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CTCC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GGGA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GGGC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GGGC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GTTC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AGGT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TCCAC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CGTA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GTGT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TAGTC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TTCGG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CGAG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CTAC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CAC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CCGA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CGTG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GTCG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GTTC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TCCGC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TGTC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TTAC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AACCC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AAGT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AGGT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GGCCG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GGTAT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GTCTG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AACA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GCTA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ACATAC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AGTCTT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GAAC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TATTC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ACTC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AGTC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TACCA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TACCTC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ACGA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CTAGC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TCTCG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ACCTC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CGAA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GAACC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CCTA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CGTAC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ACAT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ACCA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GCTCC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GTATGC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TTCG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AGATT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GCTAC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CGAG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TGTG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AGCT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GGCAG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GGTGG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TCTG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AGAG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AGGT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TCTAA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TCCC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GTGTC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CAGTC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CTCAC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GTTA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TGAG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TGCT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GCCCGT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GTAC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GTACTC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TCGA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CTCCT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AGCCTC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GGTTC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GACC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GCT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GGGT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GGGCT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GGTTC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CGAGG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ACACG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CCCGT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ATAGTC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CACGT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CGACC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TGTT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GACAT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GGAGC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TATA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GTCTCT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TTCGT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TGTAC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GTGA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CTACC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ACTAT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GGGC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TCTT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TGTAC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TTAG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CGTGC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GGGGTT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AGGGC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CCC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CCC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TAC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GACC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GACG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GAGA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GGAA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GTCG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TATC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GACTG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GAGGC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GGATA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GGGCG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GTGTG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GCCG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CCCTG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CGT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GGGT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GTAC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TAAG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GAACCG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GAATCC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GATAGG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GCACG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GAGA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TAGAAG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AGCG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CCTC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TGGAGT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AGAAC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AGTTA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GTA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CTGAC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GTCT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GAAGG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CCGG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GCGGG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GAAG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GGGTG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GTACA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TATA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ACTA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CTAT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CTCAT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AACCT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CCGT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GCGG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TAAC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TACA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TAGCAT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ATGA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TCAGG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CCGC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CTGT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AGGATG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ATAAT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ATAGGC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ATCTCC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TGTA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GTAGT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TGTAT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AACG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ACAC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GAATC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GGTAGT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GTTCTC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AAGGA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CGGCC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CCCAC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GGGT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GATTCC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GTAGA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GTTCT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GCGA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TGGTCT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TAGAT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ACCCG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ACCTAT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AGGGCT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CCAT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GACG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GTCC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TGGT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TTAGT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GGCG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GGTAG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TCAAG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TAAGT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TCCCA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TCTGT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GACC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TAGTT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TCCG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AAGGG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ATCT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CATAG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ACTAC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CTGT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TAGG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TTCC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GGAA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GGTAG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CGTGCG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ACAG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TCCC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TGTC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TCTATG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GCCT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ACAG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ATGT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CGGT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GCCCT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GACACT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ACGC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GACTT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GATT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TAGA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TAGGCT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TCATA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TCCTT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TCTC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TTAC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GCTAC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GTCTGC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TGAG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GTGTC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TATGAC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CTAA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ATGT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ACTCG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CAACT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CTTCG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CGGGA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CAGAC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TAAGG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TATG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TACAC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TCCCGC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TGTAG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TTACA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AGTCCC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ATAG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CCGAAC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GTGC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TATG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TCCAC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ATCCT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GGTGT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TAAGA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TAAGT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CAGAC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GTAA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ACTAA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AGCTAC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ATACA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CTTCC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CTCAG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TCGA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GCCTC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GGTTA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TACAC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TATGG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TCTAC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GTAGC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ACGCG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AGGT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CGCCC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GACT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GTGG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TTCCT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ACGGC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GACTA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GGTC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TCCTC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GGGGC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TGTACT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GGAT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ATGT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CGACT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TCGC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TCTG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ACGGT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GACTG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GCGACG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GAAG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TTAT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TAATAT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TCAGT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TCTACT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TGGAC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TTCCTC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AGTA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ATAGG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CCT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GCTA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ATAGT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CTAA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GTATC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TGTCG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GGATAG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GGCACG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GGGCG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GGTGCC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TGCGTC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GTATG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AGGG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GAGT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GTAC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AAGA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AGGT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CGCG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CGTA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GCCT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TAAT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CTATG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TCAC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TCTA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TTAT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GTTAG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TAACA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TATCT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TATTA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CCGG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TCGTG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TCTAC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TCTCA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GTCAG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AACGG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AACTCC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AATTA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GTCG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GTTC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TCCG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ACC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CGAG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GACAAG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GCCT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GTAAG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GTAAG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TACAT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TCCCT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TCTGAC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TTCGT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CTAAC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TCCC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TTCCC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CGAAG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CTAAC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GAGAGT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GAGTAT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GATAC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GCGTA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GCTAC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GTTGTC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ACAG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ACCC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ATGG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TCGGGT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TCTTAT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TAGA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CACAG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CTGTG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CCTATT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CTGTG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TACCG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GTTCG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TAGTGC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TCGTTC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AAGGG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AATAG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CGGAA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TCTA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GTACC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TCAGA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TCGAA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TCGAGA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TGCAC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TGTACC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AAGGA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AATAT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CGCT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AGGGA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ATAGA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ATAGC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TATT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CTAAC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CTTA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CGTAGC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GAGAAG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GCCTA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CGTAC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GGGAA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GTAGT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TAACC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TCCGG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TCTGGG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GCCT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GTAAC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GTTCC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ACAGA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CCGT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GACA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AGCGT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GGTG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AGAC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CATCC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TTGT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GGC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GAGGT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CCCT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ATGC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TGCCC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TGGGA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ACTA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AGTAC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CACCC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CAGCC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CGAC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GATG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GGAA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TATA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TGTC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CCTT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GAAC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GCCT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TACGC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GGAAG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GGGCA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GTATT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CGAAC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TGAGAG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ACGGG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AGGTC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TACGG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TGGT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GCACG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GCGG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GCTATG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GGTAGC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TAGAT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TAGTC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TGGAG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TGTCC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TTGCT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AACCGG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ACAGT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GGCTC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GTATC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ATCAT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TCCC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ATCCTG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TCTA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CCCAG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CGACAC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CTAATG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GAATAG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GACACC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AGCC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GCACT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TAAGT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TACGA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TATGTG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TTCGTC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ACCCC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AACTA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CTAT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ATAT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TCG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ACAGG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GTAC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TAAC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TATGC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TCAGG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GAGGA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GCCCC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GGCC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GTAAC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CCGA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ACATC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ACGTG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ACCC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CCGA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CGGC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GGTC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GTGAC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GATAG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GCAGG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CGTG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GGACA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GGTGTC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GTGGGC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TCTCT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TCTTA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TGGTAC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CATG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GTTAC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ATGAG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ATGTGT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CCCGTT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CGTGG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TCAT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GAGTAC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TAGCCT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TCCGTT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CGGTC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TCGTGG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TGGAG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GACC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ATAAG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CCATAG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TACTG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GGGACT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GGGATC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CTAAC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TGTCGT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ACCTC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AGATA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ATGGA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CAGGA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GACC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CTGTA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CTTCG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GACAGC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GGGGA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TACTG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TGAGG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TGTCTG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AGACT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GATT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AGGCAC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GTTC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TGAGG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GCTCG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GGGAT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TGTAC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TTACGG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ACATC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AGAAGG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AGGTC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AGTAC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AGTAG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ACGA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CAGAA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CAGAGT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CCTGAG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CTCTC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TCTC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GACGA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GTGTT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GTTAC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AGCTG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TAGGC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TATAA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TCGAAG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TTGTCC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ACATG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ACGAC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ATTCCG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ACCTG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CAGTC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CCACG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CCGAA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CTAAC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TCGA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GAACG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GAAGT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AATC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GATAC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GGCTG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GTCAC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TGTA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TACCTG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TACTT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TCCCA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TGACT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TGGAGC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TTAGG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ACCGG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CAGGA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GAGAG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GCGGGC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GCTAC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GGAAC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GGAGA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GGTAC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GTCGA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GTTACG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TACTC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TAGTT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TCCCC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TGTTAC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CAGGT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CGAG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AGGTG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AGTAC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ATGAT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CACCT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CTTGT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GTCAC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GTGGC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TAAGAT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TACCT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TCATA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TCCTG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TCTGT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TGCGG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TGTGG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AGAGGC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AGATTC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AGGAT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AGTCG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CTGGGC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GAGGA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GATGT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GGCTAC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GTACA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GTCGC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GTCGGC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TACAAG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TAGAG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TAGTGG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TCTGAG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TACG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AACCT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CACT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CCGG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TCGT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CCCGC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CGTGCC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GCCTCT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GGCTCG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GTGCCT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TCTCG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AACCT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ACCTG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AGACA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ATGGGG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ATGTT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AAGG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CCGGT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CGGGC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CTACA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CTACC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CTTCCG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CTTCT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CTTGA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GAGCT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GCATG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GCCCAG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GTGTT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TAGCT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TGACG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TTCCTG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ACGTT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ATAGA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ATACT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CTCCAT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GAATTC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GAGTTC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GGCACC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GGGATG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GTCGTT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CTTCC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ATACA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CTGTC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GTGTA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TAACG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TATCA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TCCAT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TCCCTC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TGGAAC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AACAT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ACTTAT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CCCCAT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GACCG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GACCGC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GAGTT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GCCCTT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GGAGC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TACGCG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TTAAG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AACG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ACTAT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ATCCT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CTTAG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GCGCC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GCGTT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GGACT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GTATG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TAATG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TAGGT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TGCTC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TTCGT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AAGTG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ACAGT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ACGTT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ACTCT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GATA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AGTGG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TCGG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CACTA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CCCTG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CGAC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CTTAA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GAGGT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GCACC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GCACG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GGTAT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TGGGG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TGTGAC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TAAG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ACGCC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ACGGA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AGCCT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AGTCGC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CAGTT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CATAC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CATTAG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CGAGA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GACCT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GAGTG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GCTAA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GTCAT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TAAGGC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TAATAC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TTACG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AAACT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GTTA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ATCTA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CATCCC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CCGGA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GCCTG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GCTCC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GGCCT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GGTTC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GTAGTG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TATCTC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TATGA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TGCCC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TTATA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TTCCC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AACGAG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AGGCGG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ACGAC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CATAT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CCTGC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CTCTA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GCATAC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GCTAAG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GTTACT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TAATCT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TGCTA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ACAAG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ACACGC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ACGTC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GGAA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ATCCG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TCCG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CACAG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CCGTT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CGCGT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CGTTAC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GCTACC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GGTAAC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TATCAG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CAGG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TCTCAC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TCTCC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GGTAG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TACAG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AACCCG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AGGTA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TCCT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CATGGG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CGAG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CGATCC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GGTTG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GTGTGC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GTTCC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TAGAGC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TCGTA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TGTCGG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TTCCG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AACGA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ATATG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ATGG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CGCGT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GGCT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GGTA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CGTAA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TGTG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GAGAT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GTACG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TAAGA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TACTC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TAGCC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TATCCG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TCACGT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TCGGC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TTACA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TTATGT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ATTA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ACACAC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ACATT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CGTA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AGGTT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AGTAAG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TAAG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AAGGG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CAGCCC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CATAG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AATG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GACGC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CGGTC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CCAG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GCCCG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CCCAT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CTATT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CTCTG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CTGAC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CTTAAC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GCACA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GCAGG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GCATA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GCATA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GTGAG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GCCT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TTAGGC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TTGTA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AATTCC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AGAAT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TACCT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CACCC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CACGG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CGAAGT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CTGTA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TAACGG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TTCGAG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ACTCC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ATAGC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CACTA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CATAG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CCCTT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GAGC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GATCC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GGATGG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GTTCG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GTTGGG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TGCGAC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TGGGG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GGCGC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CGTGC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CTCCA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GAGCAC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GAGCGG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GATTC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GCCGT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GCTGGG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GGCGG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TACGT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TATGT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TCCAT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TGTGTG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AATTA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ATTAC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ATTATG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CATTC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CTTCT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GACTT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GCGAA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GCTGT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TTCTCC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CACAT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CGAAG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GAGCCG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GGCAT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GGCTC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GTAGCC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TATGG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TCATA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AAGAA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ACTGG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CTTG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GTAA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ACTT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CGTAA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CGTGA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GAGTG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GGTCG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GTAAT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GTCTT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TACAT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TACGG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TATCC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TCCTT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TCTCG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TCTCTC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TTGTAG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CACT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ACATGG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AGCGG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ATATGG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ATTAG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CAGCC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CAGGC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CCAC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CGACAG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GTGG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CTGGG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GTATC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GTGAC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GTTGT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TACTT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TATGC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TCGAC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TCGAG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TGTAAT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TGTTAG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AGAATC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AGTGTG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ATACAA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CATGAG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CCACC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CCTTA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CGTCAG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CTGGCC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GAAGG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GAATTA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GTCAAC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TATTAC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TCTAT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AAGTTC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ACCTCA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ACGATC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ACGGTA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AGCCTG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CCCAG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CGCTC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GCTTCC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GTACT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TACGG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TATTC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TCGCAG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TCGGA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AGAGG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AGTGG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ATATCT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GGATT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GTACC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GACAC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AGTA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ATCC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TTAC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CCCAC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CCGAA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CTCAC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GATCG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GGAAT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GGCCA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GTGCA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TAGCG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TTCTAC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AAGACA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AAGGCC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AGGCTG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AGGTGT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ATGCAT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GCGCCT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GTCATG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TCCGCC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ACCGA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ACGCG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AGCGG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CAGGC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CGCT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CGCGA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GGATCT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GGCCA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GGTCA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GTCGGT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GTGGGT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GTTAC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TCACA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TGACCT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TGTTC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ACTCG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ACTTCG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GAAC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GGCAG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TACAC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ATCCG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GCGAG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GGGTT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GTCGCC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GTCGCT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TAACCG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TAGCA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TATTCC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TCTATC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TCTCTG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TTCGAC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AACCC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CCTT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CCTGCC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CGCTAC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CGGGT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CGTGT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GGGCA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AACGTC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ACAGC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GATC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AGCAC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ATTCG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CAATA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CACT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CCGCG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CTATC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CTGCA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GACGT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GGTTAC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GTGCG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TCTC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AACTTC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ACTTAC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AGGG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ATACCC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ATAGTG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ATCTCG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CGAAT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TGAT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GAAAGG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GAGA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GGAAT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TCAG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TCTC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TGATAG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TTCTT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TTGTAC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GAATG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GAGTC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GATAG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GGATCG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TAATTC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TACCAT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ATCGT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ACTCT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AGTCA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CAAGTC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CCTC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CCTCAA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GAACTC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GGAAT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GTAAC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AATT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TCAGG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AGCTA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CATGAC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CCGTTG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GAGTG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CTATC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CTGCC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TTAC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GCAGG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CGGG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GAAAG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GTCGCG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GTGCG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TCCTT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TGCAT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TGGGA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CATA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CCCAG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TAAGG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CGAAT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CTATCG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GACCA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GAGTG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GATGGG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GGATG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TGCT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TAACG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CATGT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GAGT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TAGC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TCTAT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GAGCC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TTCTC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CAATT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CCACAG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CGAGAT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TTCG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GAACGC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GCCGC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GTAAG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GTCTTT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TATCTG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TATTA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ACAAT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CTCGG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ATACT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TGCG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ATTCG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CCAC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GATCCG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GCATGC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GCGGCC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GGGAA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GGGCG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GGGTA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GTAGCG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GTGGTC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TTGTC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TTTAG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ACCTG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ACGCAC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AGATA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AGATCC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AGTGCC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ATGGG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CAGAG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CGAAC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CTTCGG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TGCCG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TGTG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TCGACC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TCGCAC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AAGGG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TGTC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CATGCG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CGAAGC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CGCATG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CGTAAC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CTGCCC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GCTCT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TAATGG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TAGC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TCCAG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TGTGCC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TTAGA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AAAGG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GCGT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AGTCAC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CAACG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CATAA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CCATCC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CCCCT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CTGTG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GACAAC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GTGAC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TATTC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TGCGA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TGGCC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TTAGC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TTTAG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AATGG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ATAGAG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TGGTC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AGGTT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GAACAC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GGATGT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GGTGG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GTGTGG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TATGC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TTCCTT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TTGTC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GTTA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TGTG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GTC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TAAT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CGTCA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GATTCG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GCCCA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GCTCT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TACAA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TCTG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TGACG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CCATG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CGGAT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GAACA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GAACT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GCACAC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GCGTC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GCTCG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GTGCGG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GTGGT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GACTC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TCGC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CAGAT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CAGTT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CCTA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CGAAT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CGAT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ATACC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GGATG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CGACC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GTGT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TTAGC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AACTG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AATCC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GACGG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GTGG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TGGG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ACGGT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TGC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ATGCT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CCCA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ATTG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CACA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CCCGC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TAAT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CAGAG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TGAC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TTTCC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CCGC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CCTGC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TCGTT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TCTGG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AGCCGT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AGGGGC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CCTGC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CGAAT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CTTACC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GGATAT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GGTCA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TGTCTT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TTTCCC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ACATTC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CACAC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CCGTA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CCTGC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CGCGA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CGCTC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CGGAA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CTACTT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CTCTG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CTGTGC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GAACA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GCCGAC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GGGTT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TACGCT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TCACAT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CACG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CTGAT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AGATC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CAGCC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CTCTC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CTGAA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GCGAC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TACCG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TCCAAG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CGCCC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TGCAG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TGCGTA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TAAG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AAGGA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ACAGGC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ACCCAC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GCAGG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CGGCTG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CTAAAG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GACAA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GAGCG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GATAC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GCACTC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GCGTA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CCAC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TTCTA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AAGCCC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AGATGC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ATGCAC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CGAATT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GCTGTA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AAGGG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ACTTG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TCACTA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CTAAA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AATTCT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ACGAT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ATTGTC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CAACG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CCATG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CTCGTT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GAGAT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TCGCGT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GACT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AGCAGG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AGTCA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AGTTG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TATC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CCATA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CCTAA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CCTGT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CGGAT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CGGCA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CTTAA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GTGAC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TAACT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CAG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CGCA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TGATAC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TTGTG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AAGT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ACCCA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AGGAA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ATGGCC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ATTCG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AGTA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TCAT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GCGC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GTTCT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GTCA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TTAT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CACC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CCGT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CCGT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TCGTC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CAAGT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CAGTAC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CGATC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CGTCA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GCCTG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GGAAG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GTACT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TACGC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CGCT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TTCCA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AGAGAG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ATTAAG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ATTTAG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CACTG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CCTTC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ACTCA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GGAT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TTAAC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TTCTG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ATCCCC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TCGTG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CATTC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CTAAA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CTTCGC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GCTTAG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GGCGT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GGTCGC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TATAA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TTAAC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AAGAC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ACAAT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ATCAG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CATTAT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CCGTC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CCTAA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CGCGC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GAGAGC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GCCGTG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GGCACT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GGGGCT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ACGAA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AGTCA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ATGAC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ATGCC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CGATT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GCACGC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GGCGAC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GGTATC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GTCAG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GTTAA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TCGCC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TCTTC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TTAG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AATGTC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ACCCC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AGAGTT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CAACCT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CCTGA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TGAAGG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AGAAG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ATGTTC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ATTAC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CCGAC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CCGCAC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CGAAAG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CGCTA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GAAGT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GATATG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GGGCT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GCATG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TGTCG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TTGTA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ACGA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AACTG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AATCG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GAGTG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AGCTG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CCGCCG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CGGCG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CGGTGC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GACATC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GACGA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GCGGA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GTTCT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CACAC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TGTCGC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TGTTA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AACCT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AACTTA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ACAAC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AGTTTA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ATCTGA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CAACCC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CACGTT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CACTC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CGAGC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CTAAC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CTAAG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GAAGCC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GAGATC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GCTATC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TTAGT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TTATTA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AACGT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AAGC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AGGTT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ATCAG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CAGAT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CCCGCT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CCGTG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GCCGA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GCTTC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GTAA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TTATG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AATAG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ACTTA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AGAATT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CATAT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CCCAG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CGCAT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CTTTC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GAATG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GGCAC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GTAAC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TACCTT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TCACG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TCGAT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CGTG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TGACG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TGTGC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ACCTTC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ACGGCA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ACGGCG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ATACTC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ATACTG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CACTCT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GACAGT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TCACA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AAGAA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ACAAG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ACGCG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CCGAGC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CGGTG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GGTCA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GGTGC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GGTGC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GGTTC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GTAATC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GTGAC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GTGCAG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TGCAGG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TGTAA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TTGAC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AAATG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ACAGA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CACGG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CGATAG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CGTTG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GAGTA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GCGTG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TAACC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TCAGGC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ACGGTG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AGATGG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AGCTCG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AGTGC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CAGGC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CGAGC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CGATCG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CTCGGC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GAAGC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GATATC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GATCTC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GGGTG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GTCACC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GTTGTG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TCCAA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TCCAC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AACACG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ATAGCC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CAGTG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CATCTC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CCCATC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CGGTC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CTGAC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GTTCAC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GTTGG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TGAGG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TGGGC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TTAAT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ACACTG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AGAGCG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ATGAC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GATTA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GGGTA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TAGCG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TCAGA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CTTC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GACA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TGCGG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AGCGAG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ATGTGA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CCCGC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CTAAG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CTCGCT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GACCAT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GATGT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GCTAA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TGTCAC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ACAAT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AGCAT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ATGAC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ATGCCC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CGCCGT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CTGCG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GATCG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GCTTAC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TAATCG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TGCAC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AATATG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AGGCG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CCGATC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CGCGA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GCACAT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GCCTGC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GGCATG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GGCTAT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GTATCG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GTGAGT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TTACA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TTGGGG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ATGCGT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CAATTC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CGCAC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CTCGCG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CTTTAG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TAAGTT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TCTGA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CACCGT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CCGCAG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CGCAGA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CGTGGT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GGCAGA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GTATTC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GTTTCG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AGTAAT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AGTATT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ATGGGC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CCATT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CCTGAT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CGGTGG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GAACC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GATCC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GCAGAG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GCGAAG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GTAATG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GTGAT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GTTATG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AATTCG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ACCGAC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CCAGT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CCCTTT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CCGAT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CTTGG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GCTCGG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TGAGA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TGGGTG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TGTGC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CTCGGT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GAAGC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GACTTG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GAGGCG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GCACCG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GGTGCG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TAACA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TATCGG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TTCCGC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AACGGT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AGCTTC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AGGCCA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ATGTCG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CCAGCT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CCCCAA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GCATCC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GCGAGT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GCGCGG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GCGTGG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TAACTC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TGGTAT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ACAGTG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CTGCAC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GACATT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GATACC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TAACAC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TGCACT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TGTGTT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TTCAGA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TTCAGG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ACGTTG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ATTCCA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ATGGAA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CGGCAG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CGGTTA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CTGTTC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GGCAG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TGACAA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TGTAT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TTACCC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TTCGCG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TTTCC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AATGT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AGTGT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ATAAC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ATTGG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CCCAA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AAAC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ATAGC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GATTA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TAGTG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TCGAC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TCTGC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TGGGC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TTTAC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ACTGA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ACTGC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GAGATT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TGCAC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AAGGT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ACCACG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AGTGAC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CCATCT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CGACAT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CGATAC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CGCCT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GAACTG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GGTGTG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GTCATT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TTGAC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ACCAT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ATAGCG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CAACGT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CATTGT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CGCTT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CTGAGT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TAAAGG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TAGCG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TCTGCC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TTTCCG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AATAAG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ACGGC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CTTAT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GAATTG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GGAAA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TACTGG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TATCAC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TATGAA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TCCGC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TGCCG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AATGT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ACACCG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ACCAG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ACTGAG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GTGCG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ATACGC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ATATC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CACAGC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CCAGCC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GTTAAC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GTTCAG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TAAGG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TACCG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AATACA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AGCTGG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ATAACA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ATGTGG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CGCAAC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CGGCGG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GCAGGC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TACACC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TCAGTA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AATCCC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AATGAG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ACAAC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ACCGT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ACTTC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AGAGC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CATCG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CCGCA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CGTTTC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CTGTTG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GAATAC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TAAATG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TTGGGA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AACAG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AGCGAC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GGCA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CATCTG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CGTTA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CTCAG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CTTCAG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GAAAG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GATCTG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GTTTAG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TATTG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TGGAA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ACAGG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ACGCCG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ACGGTT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AGAAG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AGAGA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AGCCC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ATCTGG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CTGACC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GCATTC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GCCGA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TCTTGT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TGGAAG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TGGTTC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ACCTGC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ACGCTC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ATCCA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ATTAAC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CGCACC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CGCGGT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CTGCC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ACTG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CGCC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TATCTT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TATGGC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TCGAAA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TGACA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TGCGT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TGGGAT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TTAAC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AACAT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AGTTTC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CACGAT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CAGAA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CTCACT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AAGGC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TGGAA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GTTGCC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AAAGT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AATCT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ATTAT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CGAAA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CGTTG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GATTGT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GCTATT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GCTGTG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GTGCG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TCACC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TCGAG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TCGCTC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TTACTT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TTGTCG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ACATT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ATAATG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CACAC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GCCTTC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GTGAAC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TGTTA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TTGAGA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TTTCG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ACACT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ATCGT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ATTCTG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ATTCT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CAGAT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CCGCTG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TTATG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AACAT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CCACA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CCTGC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CGCCCG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GAATGG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GCAGT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GGTGAC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TACGCC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TGACG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TGTTC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ACAAT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AGCAC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AGTTG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CCTTT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CTGAA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GAGTTG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TGACCG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TGAGAT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TGATTC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AACGAT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AAGTCG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ACAAGG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CGAGTT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CGTCA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GATCGG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GGCTTC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GTGCC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AAAGT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TCTGCG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TCTGTT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AATGAC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ATAATC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GTAAGC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TTTCGG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ACAACC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AGCAC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CAGTGG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CCTTG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TCTGG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TGGGTA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AGCTTA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AGTGAG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CATGTT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TACTGA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TCGTTG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TTACTC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GTTGC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TCCAT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TGGAT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TTAGC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TTGCG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AAAGT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ATACCG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CCGCG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CGTTC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TCTCA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TGCTT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CACGCC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CATATT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CGCTCT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CTGCGT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GGGCTG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TCCACC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TGAACC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TTATTC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TTCTCA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TTCTGA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ACGCGC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ACTGGT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CATGCT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CCACTC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CCTTC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CTGCGG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TAGAA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TATCC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TCATA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TCATG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TTTAAG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AAAGTT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AGGTA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ATCCC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CAGTTC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CATTAC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CGCTA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CTGGTG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GCATCT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TACCC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TCGTC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CACGCG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CGATG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GGTAA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GTCATC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TCAACG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TCATTC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TTCATA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AAGAGT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CAGAAT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CGGTAA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CGTTGG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GAAACA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GAATCG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GATGGA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GCCCGC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TCCATC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CGCGG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AGAGAT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CATTT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CGCGCC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CTCTGC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GAAAAG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GAAAT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GAATA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GAATC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GGCCAT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GGCGAG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TTGACG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AATACT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AATCCG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CGATAT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CGGCGC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GGCTA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CGCCG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TGAACG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AACGC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AATAC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ACGCA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ACTCA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ACTCGC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CATTC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CGGATT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GAGCGA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GCAACT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AAGTA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AATCTG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AGTGC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CAGAT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GAAAG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TGGTA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TTAAT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TTCGT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TTGCCT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AACCGT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ACCGCC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ACTGTT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AGCGTG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ATCTC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ATTACC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CCTTG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CGCCG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CTTGGG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GAATGC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GCCAT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GCTGG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GGCTGC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TGAGT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TGCAG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TGCCAG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TGCTTC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ATTTCC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CACATT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CCTTGG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CGCACT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CTCGCC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GATAAT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GCGCGA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TAATAA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TCAAGT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AACTCT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AGAAGC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CACAAG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GTCACT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TACCAC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TCGGTA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AATAGC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ACATTG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CGGTAT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GCCCAT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TTACGC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ATGCT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CAATG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CATGAA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CCCAT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CCGCGC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CGTAT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CTTCTG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GCAGCC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TACTGC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AACTCG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CATGG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CCGCC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CTTATC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GCTTA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TGAGGC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TGTTG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ACCAGA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AGGCGT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CATAAC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CATGCC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GCCGTT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TAAACG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TCACAA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TGAGCC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TTCGGC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TTCGGT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AAGAT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AGCTCT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CACCC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CGGTTG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GGTTGC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TTAGCC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TTATCT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TTCCAT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AACGGC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AAGTC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ACTAA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AGGCA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CCTTT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CTTGTG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GCGAC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GGCGCG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ATGCGG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TAAGCG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TTTCG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AACAG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ATAACC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CCAGAT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CGATTC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CGTGA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CGTTA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GCATG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GTCAAT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TTGGGC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ACGATT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AGCAC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CCACAC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CCGAA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GTTAAT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TAAGCC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TTATCC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TTCTCT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ACTTT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CAAGAG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CACGC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CCAGTG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CGACC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CGCAG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GGCGTG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GTTATC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TAATG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AAATT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AATTA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AGCATG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ATCTC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GCGTT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GTAAA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TCCAGC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TTACC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AAAGGT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AAATAT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AACCAG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ACGCCC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AGCTG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ATCAGT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CTAAA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GAACA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TCGCA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TGATCC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TGGTCG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GGCTTA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GTGGCT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TGCATT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AGCGCG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CAGAGC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CCCAAC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GCGAGC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ATGAGT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ATTCAG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CCAAGA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TAAAAG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TAAATA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TACCGC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TCATCT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TCATGC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TTGCGA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AACGTT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ACCAG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ATATC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ATTTA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CCAAGT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CTTTC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GAGCG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GCTGA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GGTTAT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GTAAA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GTCAG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TACAAA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TCCAAA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TGGCCG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TTATGC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ATATTC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ATTAA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ATTTCG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CCATA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CGCTG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GAGTG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GATGC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GCCGCG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GGATA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TAAGC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TACTC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TATTT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TCGTT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TGTGA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AAGGG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ACAAAT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AGCCG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ATCGAC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ATCTGC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CAGCG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CGCAA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CTGGAT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GCGCAC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TACTTT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ATTTC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TTTGG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CAGCG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CGGCTC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GAATA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GCAAG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GCGCG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GTCGA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TCATTA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TCGGCG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GTGC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ATTATT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CCTTTG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GATGAC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GGCAAG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TAAGCT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TCGCGA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TGGATA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TTGCAC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ACTGCA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ACTTGG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ATGCAG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ATTGAC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CGATGG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GCATGG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GCCAGA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GCGGTA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GGTGGC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AACAAT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AAGCAC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AAGCAT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AATGGG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AGAAAC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ATACC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ATCGA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CCAAGG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CCATG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CGCTGG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GATTA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GTGCTT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ACATCG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ACTC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ATGG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CCCA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GATCAG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GCGA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GCGTAA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GCTGG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GTTGAC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AAACG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ACCGA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ACTTG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AGATC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AGCTGC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ATGAAC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CACGCT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CGTAA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GGAAAC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GTTTAC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TAATTT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TCAGCT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TGATT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TTTACG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AAACAT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ATGCTC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ATTGC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CAGATC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CTTAA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GATGC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GGATC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GGGCA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GGTGAG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TCTTCT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TTACCG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AATGC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ATCTTC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GTGCA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TCGGCT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TGGCAC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TTACC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TCATG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ACTGG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AGCATT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AGTGGT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AGTTG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CACACC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CCATTC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CGAGC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GAAGA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GCAGCT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GTCAA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GTTAA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AATGC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TGGCTC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TTCACG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AAGATC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AAGTGC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AATCTT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AGTTGG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CACTAA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GAAGAA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GCACTG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GCGCTC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GGCGGT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TTCCAC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TTTTAG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AAACGT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ACTCTT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CGATG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GATAAG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GCTCTG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AGCAGT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CAGTGC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CCAGA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CCATGC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GTGGC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CCAAC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GCAAT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AACACT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CAAGTT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CACCA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CGGCG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GTTATT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TCATG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TGTGGC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ACAAGC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ACAGCG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CGAAA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CGCCCA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CGGCA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GCATTA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GCGCGC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GCTTC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TGATA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AAACCC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ATCCAC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CGTTT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TTTGTC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ACGCA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AGGTG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GAGCAT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GATGTG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GTGTTG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TAATC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TCAAGG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TGGGC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TTGCAT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AGCCGC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ATTCGC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CAAAGG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GATGCC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GGTTGG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AAGTTT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ACGTTT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GAAGAT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GCAAGG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GCATA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GCTCAC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GGTCA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GTAAAG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GTGGAT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TCAACT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TCAGTG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AAGAGC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ATGTTG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ATTCAC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GGCGC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GGTTT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TGCTCG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TTAATG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TTCAG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ATTGTT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CAATTG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CACAAT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CTTCCA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TCTTTC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AACTTT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ATGCAA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CTCATT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GCCACA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GCTCGC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TTCTA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AAGCCT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ACTGCG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AGAGCA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ATAACG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TGACTT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TGATCT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TTAATC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AAACTT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AGAAAG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AGATGA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CAAATA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CTGGTT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GTTGCT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AAAGA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TAAATT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TCACTC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TGAATC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AAATCT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AAGCTC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CAACAG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CGACA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CGATGC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CGGCC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GGCTGG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TCACCT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TCTGGC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TGCATC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TTGCCC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CAAGTG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CATTTC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CTCGAT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GCCCAA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GTTTC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CAATCT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CCATCG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CGCCTT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GCCACG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GCCTAA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GTTCAT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TCGCC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AAGTTG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AATAAT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CTCAAG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GGCAGC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TCGGTG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ATGCCG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ATTGGG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CCAGCG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GACAA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TCAGCC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AACCGC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ACTCAC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ACTGAT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ACTTGC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AGTTC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CACAAC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CTGGA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CTTTT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GGATG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TGCAAG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AATAAC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CAACTT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CACTTG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CTGATC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GCAACC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GTTGCA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TTAAAT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ATATTT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ATCCAT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TAAACT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AGCCAG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AGCCTT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CTAAAC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GAGCTT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GTGAGC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AGATTG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CAACCG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CACTGG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CTTGCC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GATTCA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TGAAGT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TTGGAA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AAAAGG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AAATAC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AACTTG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CCCAAA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GTGAAG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TATCGA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TGCGCG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TGGGTT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TTAAGC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TTTGTA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ACTGAA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ATGCGC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GGCGAA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TCAAGA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TCGATG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ACCGCT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AGCCAC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CCACTG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CGACTT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CTTGCG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TTGGTC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AAGGCG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AGATTT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CCAACC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GCTGCC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GGGTTT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TATTTG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AAAAG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AATTGC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AGTGGC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CCGAT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GATCT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GATTTA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GGTGG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GTTTA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TGTGGT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AAATAG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CAACTC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GATAAC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GCACTT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GCAGA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GGTGTT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AAGAGA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AGCAGA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ATTGTG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CAAATG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CCAATT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CCACGC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CTATTT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CTGAAT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AATTTA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AGCGGT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GAGCCA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GCTAAA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GCTTAA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GGCATC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TTTGAC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AAGAT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ATGAAG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ATGAGC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CACATC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CCTTGC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GGATTG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GTTTAA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TCATCC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TGAGTG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AACATC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AATGCG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CAAGA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CACCG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GCAACG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GTTTCT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ACGCTG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ATAAGC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CAGTAA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AGAAA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CGCCAG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GAGCAG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GCCATG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GTTGT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TGAAC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TGCCC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TTGTG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AAGGC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ACCGCA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AGATAA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GCGAA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ATTTAA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CCAATG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CCTCT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CTGCA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TATTCA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TGGCAG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TTTAA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AATCG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ACCAT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ACCTTT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CCAAC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GAGCT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GCAGTT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GCCGCC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GTTGGT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TTCGAT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TTGAG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ACGCA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GCCACC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GCCGC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GTGAA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TCGGT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TTAACC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CCGCAA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CTCAGC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GCAGTG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GCTTGT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TGTTGG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GGCTGA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GTGGTT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ATCGA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ATTTG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GACTT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GCATC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GGCGGC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GTTGA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TATTGC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TTAAA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CATCGG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CATGAT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CTCACC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GATGGT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TGAATG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ATCCGC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ATGAAT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ATGTTT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GGTTAA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TCGCGC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TCGCTG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CGCGCA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GACCAA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TAGCCA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TGCGGT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TTGTTC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AAACGG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ATGGT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CTTCAC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TTACTG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AATTGG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CACTGC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CTTTAA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GCAAGA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GCTGAC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TTGACC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AAGCGT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ACTGCT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AGGCTT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TCTTGG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TTCTGG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TTGCGG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TTGTGG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AATGCT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AGCGCC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CGTGAT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CTCATC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TTTAAC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AATCC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CAATCC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GCAATT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TGCGTT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TTCGCT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TTGGT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ATGATC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GATGTT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TTCCA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AACCGA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AACTGG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AAGCCG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GAAGTG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TAAAA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ATCACG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ATTCA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CTTTAC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GCCGC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GGAAA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TGAAC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ATCGAT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ATTTTA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CGCGGC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GGCAAC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TAAATC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TCTTTA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TGGTGC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TTTGGG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AAGCAG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ATCATG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CTGGCT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TCGATA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ATAAAC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CCGTTT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GAAATG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TGTGAT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AACACC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AATTC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ACCGCG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CATCG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CATTA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CATTGC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CATTTG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CCTTTT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GGTTG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TACCA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AGCGTT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GATGCG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GGATTT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GGTTTC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TGGCTA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ACTTC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CCAGT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CGAAA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GCGAT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TGCCAC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TGGTT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TTGGG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AAGATG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CATCTT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GTGGCG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TGCTCT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TGTTGC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AGTAA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CATTC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CGCAAT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CGCGCT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CTGCC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CTGGCG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AACCC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CACTG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CCACA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AGTGA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CTGATG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CTTGC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GCACA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TAAAC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TGGATT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ACACAA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TATCGC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TGCGGC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AAGGC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ACTTTC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AGGTTT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CTTTGT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GAAGCG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GCGGTT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TCTGCT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TGAAG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TGCAAC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AATCAT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ACGCTT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AGCATC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CCACCG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GATCAT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GCGTGA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ATGGTT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CAACAT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CGCATT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TTAAAC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AACCTT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AATACC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AATATT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ACAAAG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CAACAC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GAAACC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GAGAA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GTATTT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TCAGTT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CTTTTC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GCGGAT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TTCACT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AAGGTT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CATGGC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CCAATA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GATGAG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AATCGA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ATCACA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TGAGC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GTGCTG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TGTTTA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TTGTGC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AAAGAG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GCAATG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GCAGA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GCCAG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TAAACC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TCAACC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TGCTG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CCAACT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GCTCAG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TGAAAG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TGAGCG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TTGTTA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AAATCC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AACTGA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ATTGCT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CTGCAA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GGCCAA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GTGTTT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TATTGG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GCATTG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ATTAA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GCGCAT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AAAGAT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AAGAAG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ACCGAT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CTGGCA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TTCAAG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AAGGTG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ATCGC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ATTTAT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GAAACG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ACCACA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AGCAAC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CTTTCT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TCGGCA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TCTTGC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TGTTCA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AAGTGG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GCTCTT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GGTATT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CAGTG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CATAA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CTCAAC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CTCTTC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GCAAT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GCCACT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TCTCTT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TGGTGT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ATCGGT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ATTTCT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GTATTG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AACAA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ATAAAT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CAATGA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CAGCGA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CCATTG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TTTACT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AAAGGC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GCCTTG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GCGAAA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TTTAGC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CAGTTG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GCGATC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TGCCG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TTGGCC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TTTATG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ACCATC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CGCATC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AAAAGA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ATTGC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CAGCTC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CATCA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GAAAGC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TCAAAT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TGGCAT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TTATCA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TTGCC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AATATC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ATCTTT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CGCTGA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GAAATT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GGCATT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TCACTG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TTTTCG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AGCGGC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CATTGG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TGGCCA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AAATTC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CCGCC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CGCGAT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TTTGAG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GATCAC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TGCCTT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ACCCA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CGGCA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GGCTC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GTTGA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TGATA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ATCCAA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CAAAG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CGGTGA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GTGATC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TCACGC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AATCAG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ACAAAC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ACAACA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AGCGCT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GTTCAA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AATTG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GCTGC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TGGATG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CAAGCC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GCGGC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GCGGT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TCAC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TCAG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TCGAT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TGAGC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TGGCGT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ACCAAC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CAATGC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GAAAAC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GCTGTT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TGCCGC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TTATCG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TTCTTC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GTAAA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GTTTC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TGCAA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ATGATT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CAAAGA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CAATGG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CTGCTT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CTTGAA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GGTAAA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CTGCTC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TGAATA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TTGCAA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AAGTGA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CTGATT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GATCGC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AACAAC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ATTGCC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ATTTGG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GGCGCA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TGCGAT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CAGCAC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CGGCTT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CTCTTG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GCACCA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TGGTCA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AATGA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AGCCAT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CACTC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TGGCG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TGGTT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CGCTCA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ACAGC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CACTTC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TCTTTT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TGAAAC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AATGAT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CAAATC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CAAGCA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CCAAAT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TGAATT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TTTCGC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AAAGAA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ATTTGC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CAAGCG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CAAGGC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GCTCAT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TTCAAC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AACAC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ACCATT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ATGGCT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CAGAA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CGATA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CGATC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GCATTT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TGCGCC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TTCTTT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TTTCTC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TTTTCC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CGTTGA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CTTCAT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TTGAAC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CAATAC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CAGCTT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GAAATC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TTCTGC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ATATTG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GAGTTT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TTCTTG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AAACAA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CAACT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CAATA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CGCTTC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TTGGA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AGTTTT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ATCAAC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GTTTTA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CGCCGC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GCAAC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AAACCT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AACGCT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GATTTC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GCAAAT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AAGCGC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AAGCT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AGCTT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CAAACG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CACCT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GCAAAG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GCCTT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GCGGC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TGCGCT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AAGCGA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ATAAAG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GCCGAT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TGAGTT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CGCGTT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AATGCC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ATGCCA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TGCCAT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TTTCCA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CATCCA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TGCTGG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CAAGGT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TTTTAA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ATTCA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TAAAAC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ACCTTG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ACTGGC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CAGCCA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GATATT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GGCGTT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TGCTTG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TGGCTG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ATCTTG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CAAGAT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TGTTG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AGCAAT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TCGCTT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TCTTTG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TTATTT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TTTGTG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TATCAA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AGCTC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ATGGT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CCAAA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GATTT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TCAATT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AATTTC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CCAACA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TCAAGC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AAATGA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CATTT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TGACCA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AAATA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AAATGC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TCTTC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TGATG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AAGCAA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ATCATT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ATGCTG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TGCGCA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AAGCG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CTGAAA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GCCAA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GCGGC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GTTTTC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TGGTG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AAGAA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AGCTTG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TCAAAG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CGATGA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TTAAAA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AACAGC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CTTGAG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GATTGC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GGTGAA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TGAAGC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AGTTTG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ATTTGA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CTTTGG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GCTTTC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TTTTAC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AAATTT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TAACCA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AAAGC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AAAGCT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ACTTTG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GCAAGC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TCAAC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CCACT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CTTGTT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GAATTT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GCAATC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TAACGC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ACACC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ATGGC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CCAGC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TCATTG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TTGCAG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AGCGCA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CTTTAT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AAAGTG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ACCAAT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AGCAGC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CAGTTT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TTCATT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AAATGG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ATCGCG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AACTGC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AGTGA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CAAAAG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CAAGC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CGCAGC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TGCAGC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TTGCT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CAGCAT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CTTCTT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GCCAGC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TGATC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TGGCGC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GTGGTG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TCTTGA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CTTTGC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GCTGAA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CAAAT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GGCAA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AAACCG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ATTGGT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GCCATC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GTGAAA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TTGAAT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TTGAGT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AAGCTG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ACTTTT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CAATCG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CCACTT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CTTTTG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GCTGCG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TTTACC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CACAAA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CTTGGT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TTTGCG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GCGCCA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GCTTTA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TGCTTT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ACCACC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AATGGC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ACATCA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CGCTGC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TCATCG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TAAAGC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AACCAT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GCGCTT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GCGTTG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GTTGAT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GTTTGT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TTTGCA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TCACTT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CATCGC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CGCCAT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GGCTTG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ATCGCT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GCTGCT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GCTTGC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TTATTG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CGGTTT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TGGAAA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ATCATC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GATGGC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GCGCAA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GCTTCA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CTGCGC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GCGATG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GTTGGC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ACCAAG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ATCGCC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CTTGGC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CGCCAC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ATCGGC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GGCGAT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TATTGA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AAAACG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AAAACT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CCAATC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GCCAAC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GTTTGC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TTGAAG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CTTTCA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GATTGG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AATTTG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AACGCA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TTCAGC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TTGTT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CAATAA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AGCAAG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CCAAGC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GCAGCG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GCTTGA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TTTCAG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AAAATT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ATCACT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ATGGCG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CATTGA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GATCAA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CTTTGA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GCGCAG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GTGATT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CTTGCT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TTTAAA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TTTCTT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AACCAC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CGCTTG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AAACAC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AACAAA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CGATTG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CACCAT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GCAAAC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TTTCTG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CAGCAG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ATGAAA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TTCACC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AAAATA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ACGCCA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AGCGAT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CTCTTT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GCCATT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GCGCTG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GGTGAT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CAACGC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GAAAAT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GGCAAA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AATTTT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CTTGAT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ACAAAA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CGCAAA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CGTTTT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GGTTTG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AAATCG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TGTTTT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TTTCAC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ATTGAG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ATTTCA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ATCAA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CTGCTG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GCTGAT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CAACCA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TGATA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CATCAT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TTGATC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CACCGC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CTCAAA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ATCACC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TTGCTC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CAAACT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CCGCTT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CTTCAA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GATGAT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AAAACA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CCACCA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TCAATA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TTTTAT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ATCAGC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CAAACC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AAATTG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GATAAA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GCTTGG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CTGTTT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GTTTGA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ATGAT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CGTTT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AAACTG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TGTTTG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TGATCA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TCAATG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TTGGCA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TTTTGT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AGAAAA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GCTGGC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TGATGC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TTTATC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AATCGC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CCATTT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GTTTGG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TTGCGC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TATTTT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TTGTTG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AATCAC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CAGCGC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GTGATG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TGAAAT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ATAAAA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TTTATT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GATGAA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GCCAAT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ATTGAA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AAACTC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TTCAAT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CAAAGC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TGCCAA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GCATCA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CATCAC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GCGATT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TGGCGA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TCGCCA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TTTGCC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TTGCCA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GTTTTG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CAATTT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AAAGCG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CACCAC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AAAGCC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TGGTGA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GAGCAA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AATCAA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CGATTT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TTTCAT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ATTGGC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AATAAA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CCATCA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AAACAG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TGATGG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GCTTTG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TGCTCA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AACGCC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TTGAAA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TCAATC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TGCTGA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TTTCAA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TTGGTG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TCAAAC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ATTTTC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TTTGAA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TTCAAA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AAGCCA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TAAAAA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CCAAAA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CTCAAT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TTGATT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TTTTT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CACTTT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GCAGCA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TTTTGG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TTGGCG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AAAATG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AAACGC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GGCTTT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TGAGCA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AACTCA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TTTTCT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TGCTGC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AAAAGC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CCAAAC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TCAGCA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TCACCA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TTTGCT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AGCAAA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CGCCAA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CGCTTT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GATTGA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CACCAA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GGTTTT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TTGAGC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CAAACA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GCTTTT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TGGCAA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CAACAA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GCGTTT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TTGGTT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ACTCAA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ATTGAT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TTCATC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AGCCAA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CAAAAC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AAATCA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ATCAAT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TCATCA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TGGTTT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TTTGT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CAATCA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TTTTGA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GTTTTT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TGATTG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TGGCTT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AAAAAG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TGAAAA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TTTGGT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TGATGA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AAAACC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AAAATC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AAAAAC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TTGGCT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TTTGGC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TTGCTG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TGATTT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TCAAAA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ATCAAA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CATTTT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AACCA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CAAAAT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AAAAAA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GCAAAA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ACCAAA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CTTTTT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AAAAAT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CAAAAA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GCTCAA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GAAAAA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CAGCAA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GCCAAA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AAACCA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ATTTTG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GATTTT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TTTTCA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TTTTGC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TTGATG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CATCAA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TTTTTG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TTTTTC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TTTGAT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TTTTTT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ATTTTT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2"/>
          <table:table-cell table:formula="of:=SUM([.C2:.C4097])" office:value-type="float" office:value="1108245" calcext:value-type="float">
            <text:p>1108245</text:p>
          </table:table-cell>
        </table:table-row>
        <table:table-row table:style-name="ro1">
          <table:table-cell/>
          <table:table-cell table:formula="of:=1108250-6" office:value-type="float" office:value="1108244" calcext:value-type="float">
            <text:p>1108244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1:Sheet1.C409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02:38:48.967296924</dc:date>
    <dc:creator>andriy </dc:creator>
    <meta:document-statistic meta:table-count="2" meta:cell-count="1229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13cm" svg:height="10.604cm" xlink:href=".." xlink:type="simple" chart:class="chart:bar" chart:style-name="ch1">
        <chart:legend chart:legend-position="end" svg:x="28.491cm" svg:y="4.988cm" style:legend-expansion="high" chart:style-name="ch2"/>
        <chart:plot-area chart:style-name="ch3" table:cell-range-address="Sheet1.B2:Sheet1.C4097" chart:data-source-has-labels="column" svg:x="1.08cm" svg:y="-0.076cm" svg:width="27.255cm" svg:height="10.177cm">
          <chartooo:coordinate-region svg:x="2.302cm" svg:y="0.138cm" svg:width="26.033cm" svg:height="8.253cm"/>
          <chart:axis chart:dimension="x" chart:name="primary-x" chart:style-name="ch4" chartooo:axis-type="auto">
            <chartooo:date-scale/>
            <chart:categories table:cell-range-address="Sheet1.B2:Sheet1.B40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097" chart:class="chart:bar">
            <chart:data-point chart:repeated="40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GACCC</text:p>
                <draw:g>
                  <svg:desc>Sheet1.B2:Sheet1.B4097</svg:desc>
                </draw:g>
              </table:table-cell>
              <table:table-cell office:value-type="float" office:value="13">
                <text:p>13</text:p>
                <draw:g>
                  <svg:desc>Sheet1.C2:Sheet1.C4097</svg:desc>
                </draw:g>
              </table:table-cell>
            </table:table-row>
            <table:table-row>
              <table:table-cell office:value-type="string">
                <text:p>GGGTCC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CAGGG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CTGG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GGTCC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CCTGG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CTGGC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CCTGG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GGTCC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CCAGG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GTCCC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GTCC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CCTGG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GGACC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CCTG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CAGGT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CCAG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GGACC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CTGGG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CTGGT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GGCCC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CCAGG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GGTCC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GACC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TAGT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CCGGG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GACCG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GGACC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CTAGT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CAGGA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GGACC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TAGTC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CAGG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TCCTA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CCTCC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GGTCC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ACCAGG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GGCCCG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GGGGGG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GTCCA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AGGAC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CCCCC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GACCA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GGCCC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ACTAG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CTAGG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GGGCC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GCCCT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GGGC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AGA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GGCCG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TCCCG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TACTAG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GTCCCC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GTCCTC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CTCCC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GGGGGT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CGGTC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GGCCT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GGGCC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GGGTC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CCTAG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CCGGG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AGACC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GTCTAG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CTCCG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AGG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GGAGGG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CGGGG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CTAGT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GGCCCC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TAGGAC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TAGTCC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CCCTAG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CGGGGG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GCGCC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GGGAC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TACTA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AGACT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CTAGT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GAC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GGACGG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GGCCGG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GTCCGG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CGGAC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GACCCC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GGGTCT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CCCGG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CCCTC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CGGCC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CGGGT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TATAC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CCCCG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CCCTCG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ATATA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ACCCCC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GGAGG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GGGAC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TAGGG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AGGGG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TAGTT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GACTA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AGGT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ATAC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CTAG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GACCC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GCTAG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AGGGG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CTAG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TCCT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TCGAG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TATGT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GCCCT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GAGT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TCTC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AGTAT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GGAG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AGGGAC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ATACT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CTAG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GAGG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GGGTC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TCCCT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GACCCT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TAGGA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AGTATA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GGACAC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CGGGA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CGTCC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CGTCCT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GAGGGG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GCGGA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GGTCT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GGGTC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TTATA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GGAGT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GGCCC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TATAG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ACTCC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CCGGG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TCCGT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CCCGGA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CGGGC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GGAGAC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GGGAGG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AGTAC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AGTAG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ATACT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CGGA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GTCC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TCTA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CGTCC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GGACT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GGTCT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TCCG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GGACG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CCCTA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GGGGC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ACCCG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GGACG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TGTCC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GGGCC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CGGAC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CTA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ACCGG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AGTCC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TAGTCT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TCCGG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TCCTCC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ACGGGG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GTCT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CCTCCT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GCCTCC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GGAGGC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CTAT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AGGTCT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CGAGG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GGGAG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GTCCG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ACCT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GAGGT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TAGGG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TCGGAC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AACTAG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CGAGG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CTAGG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CTACG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GGGGA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GTGTC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GACGGG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TATAAT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GGGGG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AGTCCT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CCCCCT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CGTA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GGCCTC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TATAGG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TCCCGT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TGAGAC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ACCCGG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CTCGG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GTAGG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TAGAT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TATAGA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CTAGC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GACCT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GGACG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GTAGGG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TCGGAG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CCTCC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TATA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CGTCTA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GCCTAG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GGACG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GGACTC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GGGAG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GGGTCG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GGAC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CCCCG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CCCGG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GGGAC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GTCGG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ACGAG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ATAG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CCCGG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GGACT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AGGAC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GTCGG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TAGTG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GTAGAC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GTCTCG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AGACC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CCTAC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TGGCCC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CCGTC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CCCTAC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GACGTC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GGACAG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GGAGGA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TACGTC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TCCCTA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TCGGGG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CTCCGT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GACGTG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GGCCCA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GGCCTA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GTCCTG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TCTAGA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GCTAG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ATAGGA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CGTACG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GCCCCC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GCCGGC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TACTAA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CTATAT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TGGAC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GAGGGC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GGGGGA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CGGGA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ACGTG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ACTAG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AGGTC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AGGG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AGGTC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TCTTA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TGGAC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TACGGG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GGCCT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ATAT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GAGA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TACT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AGGG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GAACG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GACG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TATAG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TCCG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TCGGG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TCTA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GTTCC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CTCCT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CACGGG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CCTCCA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TCGTCC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TGGAGG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TGGGAG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TGTCCC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AGGGAG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TCCGA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TCGGA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TGGGG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TCCCA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TAGCTA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TGCTAG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CCCCG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TATAG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CCG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GGTAC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AGACG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GGAG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AGGGG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CCCCGA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CGCCGG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CTACGA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GACTG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GGAGC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GTATA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GTCTAA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TACTA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TCCTA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ACCTA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ACC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ACT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CCTCGT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CTAGG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CTATA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CTCCT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GAGAC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GAGGC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GGAGTA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GGGCCA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TAAGA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TAGATC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TGTAG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CGTGT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CTCCC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CAGTCT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CTAGGT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GGGAGC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GTCTCA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AGGAC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GACGG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CGGCCG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AACTA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CCCCG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CCCTA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GGGAG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TAGGA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GTCCAC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TCGTGT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GGTAC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CCGAG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GGTCT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GACCTG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TCCTAA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ATAGTA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CCCGAC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CTCCCG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CTCGGG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GCGGGG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GGGGGC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TATATG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ACCCTC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GACGT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GACCC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TAGAG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GAACGG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GACCTC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GGGAAC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GGGCAC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TGGGGG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CGTCC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ACGTCT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ACTCCG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CCGTG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CCTCA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CGTAG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GACACG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TGTGTC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AGTCTG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CCCTA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GACGTA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GTACCC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GTCCT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GTATA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GTCC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AAGTCC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GTCC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GTTCC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TATAC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CCGGC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CGGAG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GTGT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TAAG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TAGAA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CTATGT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TACACG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TAGGAT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TCCCTG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TTAGAC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GAGGG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CATATG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CCCCTG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CCTACA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CGCGGG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GAGCCC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GTGCCC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TACGTA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CCGGG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TCCTA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TTCTA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CTACC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GGGGT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GTCTC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TCTAG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GAGAGG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TAGGCC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AGGAG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CTACG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CTAGCG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CTCCCC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CTCCGG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GGTACC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GTAGG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ACATG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ACGGA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ATGTC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CCCCC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CTTAG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ACATGT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GGACA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GTAGA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GGACAT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ACGTAG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CCGTCG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CCTGT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CTCGT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CTGTAG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CGTC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GGAG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GGTAG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TACCT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TTCCG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TAGGG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TAGTT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TCCGT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TGTCT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ATACGT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CCCCAG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CCTCTA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CGCTAG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GCTAGA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GGACGA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GTCTGT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TACAAT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TCCTCG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TGGACG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ACGTAC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TGTCC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CCCTTA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GCTATA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GGAGTG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GTCCAG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TTAGTA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GACTC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AGGGGA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CCTTAG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CTTAGG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GACAGG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GACTAC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GTAGTC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TCCCCG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TCCGAC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ATGTAG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CTAGCC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GAGGAG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GATTAG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GTGTCT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GTTCCT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TACTCC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TCCGAG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TCTATA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GTCTC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CGGA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GATCC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GTAGG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GTCTT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TAGAAT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TGAGGG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GCTCC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AGAGG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CGGCG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GAGGC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TCCTG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TCGTC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GGAGCC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GTACGA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GTACGT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TACCCT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ACTAAT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CCCCA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TAGCA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GAGACT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GGTTCC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GTAGTA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TTATAG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TGGAC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GTGTG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TACGG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GACGAC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GAGACA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GCTAGC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GTGTAC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ACGAG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CCTCAG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CCTGTA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CTCGTG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ACAGG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ACATA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ATATC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CTACG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CCCCT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CGTCT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CTAGC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TGGGA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CTCCC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TAAGGA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TACTAC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TAGAAC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TTAGGG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AGGAAC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ATTAGT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CCGCG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GTTCC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TGGAG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GGGTA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GGTGC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TGGGG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CGACG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CGGTA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GACGT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GCTAGG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GCTCCT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GGACTT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TCCGAA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GAGGA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TATAA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GAAGAC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GGCTAG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GTATGT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TAGTGT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TCCTTC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TTAGGA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TTCTAG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GTAG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CGGAGA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CTACCC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ACTAT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AGTCT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CCGGT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TATCC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TCGAC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ACGT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AGACA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AGAG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CGTAC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GGACT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TTCCTA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GGGTA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GTAGT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CAGTCG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GATCTA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GCCTAC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GTGGAG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TATACA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TACGA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TGCTA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TTAGA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AGGCC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CCTGT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GTGG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TACA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GGTCG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GTCTTC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TACGAC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CGTC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GCCC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GGGAA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TTGTA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CCCCGC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CGGCCT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GCCTC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GCGGA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GTGTA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TATCCT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TCGGAA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CAGG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CGGGC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CTACG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CTCT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GAGG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ACGG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AGCTG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CTATG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CTCG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GTATG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TAGCT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CTCCC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CGTCT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GAACT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GGCTC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TAGGC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GTCTAT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TATAGC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CGAGA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CTACTC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CTTCCC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GCAGTC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GGAGTT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GTCAGA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ATTAG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CCCGA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CCTGT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CGAGG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ACACG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CGGTC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GAACG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GACAG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TATG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GAGG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GCCCC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GGAGC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TTAT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GAAGG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GACCC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GTAGC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GTATC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TGGGTC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TGTCCG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ATAGGG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TGTCC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GACGCC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GGGAAG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TAACTA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TAGTTA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TCTCCG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ACACGG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AGCCCT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AGCCGG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ATGTAT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CAGA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CGGAA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GCGT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GAGTAG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GATATA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GCACC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TAGCC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TAGTCG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TCGGGA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TGTCTA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ACCCT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AGTACT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AGGG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CTCTC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CTCT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GGAAC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TATT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GACTCT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GGCCT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GGGTTC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GGTAC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GTGCT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ACCG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AGAT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AGCA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AGGCG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TACT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TGGAC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ACGTAT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GAGTC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ATAGG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TCCAG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GCCCCT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GTCCAA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GTCCAT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GTCGTC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CCGTC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GTATC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GACGA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AGACGC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AGACG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GTACC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ACCGT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AGAAC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GGGTG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TAGCT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AGGAA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TCCGG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ACCGGC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AGTAT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ATGT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CCAC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GAACC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GACG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CTCTT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GGTCT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TACCCC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TATAA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TCCGT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TGTAG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TTCGA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ACCTAC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CGTGG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GACAC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GACTA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GTCGA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TACAC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GGCGTC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GGGGCG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GTCGTA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TAGTTG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AGAC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CAGG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CATA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CGAAC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AGG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GATA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GGT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GTA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TCG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GCTCC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TGGTC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GGAGA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GGCTCC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GTTAG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CCCC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CGTA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CGTC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CTCCC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GTCAA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AGACC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CTG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GAGAC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CACGTC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CCGTTC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CTACAT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GACGAG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GCACGG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GGGGA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GTCAGG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GTTAGT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TAGCAC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TCCCAG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CGAC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CTTA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GCCCC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GGCC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GGTC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AGACT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ATCTA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CTCGC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GTTCT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GACGC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GTACAT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GTAGAT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GTGGGA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TTCCC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CAGAC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AGGAG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AGTAG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AGTGT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AGGGC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TAATC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TACCT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TTAG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GCGTCG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GGGCT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GGTCGT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ACAGT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CCTTA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CGACG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TCTTAC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ACCGGT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ACGTGC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AGGCTA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CCGGCT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CCTACT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CGAGTC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CTAATA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GCCCGA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GGAACC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GTGCAC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TAATA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TAGGGT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TCGGGC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ACGAC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GGAG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ACAT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CTTA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GTCT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TGAGA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GTACG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GTCGT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AATTA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AGTAA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ATAC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ATATT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CGTC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CTCGT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TATA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TCCC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TCGGG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AGACG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AGTCT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CGGGT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TCTAC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CACTCC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CGGGA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CGGGCG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GGGGC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GGTTCG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AGGTG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CCACG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CGTAT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GTG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TAGTC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TCGG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CGAG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CTAC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ACACG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CCGA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CGTG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GTCG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GTTCG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TCCGC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TGTC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TTACG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AACCC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AAGT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AGGT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GCCG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GTAT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TCTG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TAACAG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TGCTAT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CATAC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AGTCTT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GAACG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TATTC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GACTCG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GAGTCG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TACCAG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TACCTC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TACGAA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TCTAGC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TCTCGG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ACCTCG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ACGAAG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AGAACC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CCCTAA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CCGTAC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GACATA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GACCAG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GCTCCG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GTATGC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GTTCGG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TAGATT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TGCTAC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CCGAGA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CTGTG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GAGCTA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GGCAGG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GGTGGG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GTCTGG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TAGAG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TCTAA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TTCCC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AGTGTC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CAGTC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CTCAC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GTTAG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TGAGG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TGCTA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CCCGT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GTACG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TACTC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TCGAG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TCTCCT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AGCCTC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GGTTC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AGACC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AGCTA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AGGGT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GGGCT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CGGTTC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GCGAGG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CACGA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ACCCGT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ATAGTC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CCACGT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CCGACC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CTGTTA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GACATG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GGAGCG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GTATAA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GTCTCT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GTTCGT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TGTACG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TGTGAG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ACTACC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CTAT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GGGC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TCTTA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TGTAC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TTAG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CCGTGC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GGGGTT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GGGCA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ACCC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ACCCT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ATACG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GACCT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GACG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GAGAG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GGAAG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GTCG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TATC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GACTG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GAGGCA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GGATAC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GGGCGG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GTGTGT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TGCCGG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ACCCTG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CACGT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CGGGT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CGTAC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CTAAG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AACCG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AATCC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ATAGG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CACG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GAGA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TAGAAG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TAGCG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TCCTC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TGGAGT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AGAACT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GTTAG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CAGTAG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CCTGAC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CGTCTT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AAGGG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CCGGA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CGGGA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GAAGT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GGTGG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GTACAG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TTATAT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ACTAC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CCTATC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CCTCAT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AACCT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CCGTC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GCGGG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TAACA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TACAC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TAGCAT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TATGAG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TCAGGG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TCCGCG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TCTGTA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GGATG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TAATA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TAGGC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TCTCC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TGTAA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CGTAG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CTGTA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GAACGA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GACACA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GGAATC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GGTAG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GTTCTC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AGGAG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CGGCC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CCCCAC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CGGGTG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GATTCC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GTAGAG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GTTCTA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TGCGAG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TGGTCT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TTAGAT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CCCG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ACCTAT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AGGGCT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CCCAT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CGACG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CGTCC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CTGGT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CTTAGT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GGGCGC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GGTAG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GTCAAG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AAGTC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CCCAC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CTGTC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GACCC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TAGTT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TTCCGA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AAGGG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ATCT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CATAG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CTAC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CTGTC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TAGGT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TTCCT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CGGAAT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CGGTAG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CGTGCG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GACAG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GTCCCT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GTGTC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TCTATG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TGCCTC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CACAGA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ATGTG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CGGTG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GCCCT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GACACT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GACGCA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GACTTA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GGATTC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GTAGAA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TAGGCT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TCATAG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TCCTT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TCTCG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TTACA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GCTACA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GTCTGC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GTGAGG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GTGTCG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TATGAC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TCTAAG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AATGTA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ACTCGT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CAACTA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CCTTCG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CGGGAT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GCAGAC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GTAAGG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GTATGA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TACACT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TCCCGC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TGTAGT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TTACAT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AGTCCC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ATAGA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CGAAC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GTGCA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TATGA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TCCAC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GATCCT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GGGTGT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TAAGAG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TAAGTG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TCAGAC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TGTAAG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CTAAG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AGCTAC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ATACAT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CCTTCC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CTCAG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CTCGA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GCCTC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GGTTAG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ACAC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ATGGG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CTAC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GTAGC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ACGCGG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AGGTG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CGCCC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GACTG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GTGGA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TTCCT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GACGGC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GACTAA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GGGTCA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TCCTCA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TGGGGC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TGTACT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AGGAT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ATGT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GACT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TCGC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TCTG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GACGG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GACTG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GCGACG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GGAAG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GTTAT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TAATA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TCAGT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TCTAC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TGGACA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TTCCTC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AAGTA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ATAGG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CCCT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GCTA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TAGT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CTAA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GTATC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TGTCG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GGATAG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GGCACG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GGGCGT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GGTGCC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TGCGTC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TGTATG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AGGG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AGAGT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AGTAC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AAGA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AGGT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CGCGT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CGTAT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GCCT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TAATT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TATGG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TCAC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TCTA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TTATG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GTTAG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AACAT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ATCT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ATTAT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CCGG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CGTG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CTACC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CTCAG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TGTCAG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AACGG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ACTC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ATTAG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GTCGG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GTTCG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TCCGG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ACCT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GAGT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ACAAG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CCTT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TAAG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TAAGT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ACATT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CCCTT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CTGAC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TCGTA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CTAAC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ATCCC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ATTCCC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CGAAG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CTAAC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AGAGT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AGTAT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ATAC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CGTA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CTAC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GTTGTC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ACAG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ACCC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ATGG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CGGGT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CTTAT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TTAGAG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ACACAG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ACTGTG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CCTATT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CCTGTG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CTACCG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GTTCGA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TAGTGC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TCGTTC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AAGGGT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ATAGT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CGGAA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CTCTAT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GTACCG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CAGAG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CGAAT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CGAGA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GCACG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GTACC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AGGA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ATAT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CGCT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GGGA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TAGA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TAGC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TATT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CCTAAC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CCTTA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CGTAGC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GAGAAG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GCCTA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GCGTAC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GGGAA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GTAGT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AACC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CCGG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CTGGG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GCCT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GTAAC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GTTCC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ACAGAG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CCGT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GACAT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GCGT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GGTGG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AGACA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ATCCT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TTGT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GGCT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GGTT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CCCTG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ATGCG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GCCC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GGGA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ACTAA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AGTAC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CACCC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CAGCC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CGACA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GATGT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GGAA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TATAA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TGTCT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CCCTT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CGAACT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CGCCT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CTACGC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GGAAG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GGGCA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GTATTA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TCGAAC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TGAGAG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ACGGG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AAGGTC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ATACGG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ATGGT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CGCACG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CGCGG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GCTATG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GGTAGC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AGAT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AGTC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GGAG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GTCC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TGCTA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AACCGG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CAGT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GGCTC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GTATC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TCAT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TCCCT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TCCTG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TCTAT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CCCAG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CGACAC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CTAATG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GAATAG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GACACC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GAGCCT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GCACT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TAAGT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TACGAT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TATGTG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TTCGTC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ACCCC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ACTA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CTAT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TATGA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TCGGA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ACAGG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GTAC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TAAC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TATGC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TCAGG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GAGGAA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GCCCCA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GGCCGA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GTAAC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TCCGA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CATCT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CGTGA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ACCCG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CCGAT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CGGCA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GGTCG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GTGAC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ATAGT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CAGGG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CGTGT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GACAA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GTGTC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GTGGGC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TCTCTA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TCTTAA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TGGTAC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CATGA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GTTAC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TGAGA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TGTGT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CCGTT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CGTGG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TCATA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GAGTAC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TAGCCT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TCCGTT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TCGGTC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TCGTGG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TTGGAG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GACCA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ATAAGA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CCATAG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CTACTG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GGGACT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GGGATC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TCTAAC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TGTCGT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ACCTC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AGATAG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ATGGAG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CAGGA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CGACCG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CTGTAC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CTTCG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GACAGC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GGGGA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ACTG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GAGGA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GTCTG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AGACTT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AGATTA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AGGCAC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AGTTCT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ATGAGG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GCTCGT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GGGATA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TGTACA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TTACGG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ACATC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GAAGG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GGTC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GTAC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GTAG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ACGA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AGAA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AGAGT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CTGAG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TCTC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TCTC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GACGA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GTGTT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GTTAC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TAGCTG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TAGGCA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TATAA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TCGAAG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TTGTC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CATG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ACGAC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ATTCCG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ACCTG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AGTC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CACG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CGAA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TAAC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TCGA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AACG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AAGT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AATC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ATAC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GCTG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TCAC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GTGTA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ACCTG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ACTT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CCCA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GACT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GGAG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TAGG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ACCGG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CAGGA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AGAG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CGGGC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CTACT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GAAC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GAGA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GTACT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TCGA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GTTACG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TACTCT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TAGTTT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TCCCCA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TGTTAC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CAGGT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CGAGC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GGTGC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GTACG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TGATA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CACCTC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CTTGTA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GTCACG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GTGGCC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AAGAT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ACCTA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CATAC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CCTGA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CTGTG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GCGGG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TGTGGG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GAGGC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GATTC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GGATT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GTCGA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CTGGGC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AGGAT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ATGTA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GCTAC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TACAA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TCGCA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GTCGGC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TACAAG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TAGAGA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TAGTGG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TCTGAG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TTACGT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ACCT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ACACT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ACCGG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ATCGT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CCGC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GTGCC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GCCTCT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GGCTCG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GTGCCT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TCTCG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AACCT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CCTGT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GACA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TGGGG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TGTT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AAGG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CGGTT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GGGC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TACA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TACC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TTCCG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TTCT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CTTGA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GAGCT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GCATGT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GCCCAG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GTGTT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AGCT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GACGT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TCCTG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CGTTA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ATAGAA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CATAC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CTCCA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AATTC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AGTTC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GCACC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GGATG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GTCGT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ACTTCC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ATACAG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CTGTCA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GTGTAA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AACGT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ATCAT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CCATG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CCCTC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GGAAC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AACAT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ACTTAT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CCCCAT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ACCG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ACCGC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AGTT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CCCTT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GAGC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TACGCG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TTAAGA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AACGTA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CTAT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TCCT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TTAG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CGCC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CGTT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GACTG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TATGG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AATGT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AGGTT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GCTCC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TCGTG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AGTG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CAGT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CGTT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CTCT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GATA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GTGG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TCGG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ACTA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CCTGA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CGAC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TTAA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GAGGT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GCACC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GCACGA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GGTAT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TGGGGA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TGTGA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TTAAGG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CGCCT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CGGAT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GCCT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GTCGC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CAGTT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CATAC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CATTAG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CGAGA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ACCTT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AGTGT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CTAAT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TCAT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TAAGGC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TAATAC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TTACGA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AACTA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GTTA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TCTAA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CATCCC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CCGGA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GCCTG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GCTCCA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GGCCT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GGTTC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GTAGTG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TATCTC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TATGA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TGCCC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TTATAA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TTCCCA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ACGAG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AGGCGG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ACGAC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CATA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CCTGC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TCTAA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GCATAC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GCTAAG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GTTAC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TAATC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TGCTAA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ACAAGT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CACGC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CGTC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GGAAT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TCCG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TCCGT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ACAGT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CGTT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GCGT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GTTAC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GCTACC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GGTAAC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ATCAG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CAGG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CTCAC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CTCC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GGTAG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TTACAG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ACCCG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GGTAT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TCCTT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ATGGG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CGAGT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GATCC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GTTGT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TGTGC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TTCCA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TAGAGC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TCGTAA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TGTCGG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TTCCGT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ACGA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ATATG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ATGGA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GCGT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GGCTA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GGTA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GTAA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CTGTGA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GAGATA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GTACG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AAGAA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ACTC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AGCC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ATCC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CACGT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CGGC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TACAC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TTATGT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AATTA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CACAC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CATTA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CGTAA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GGTTA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GTAAG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TAAG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CAAGGG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CAGCCC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CATAG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GAATG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GACGC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GCGGTC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TCCAGA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TGCCCG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CCCAT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CTATT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CTCTG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CTGAC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CTTAAC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CACA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CAGG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CATA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CATA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TGAG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TGCCT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TTAGGC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TTGTA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AATTCC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GAATA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TACC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CCACCC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CCACG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CGAAG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CTGTAA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TAACG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TTCGA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CTCCA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ATAGC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ACTA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ATAG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CCTT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GAGC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GATCC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GGATGG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GTTCG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GTTGGG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TGCGAC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TGGGG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AGGCGC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CGTGCT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CTCCAA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AGCAC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AGCG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ATTCT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CCGTA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CTGG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GGCGGA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TACGTT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TATGTT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TCCATA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TGTGT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AATTA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TTACA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TTATG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ATTC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TTCT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GACTT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GCGAA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GCTGT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TTCTCC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ACATA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CGAAGA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GAGCC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GGCATA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GGCTC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GTAGCC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TATGG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TCATA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AAGAA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CTGG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CTTGT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GTAA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ACTTA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GTAAT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GTGA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GAGTG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GGTCGA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GTAATT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GTCTT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ACAT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ACGG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ATCC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CCTT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CTCG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CTCTC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TGTAG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CACT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ACATGG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AGCGGA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ATATGG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ATTAG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AGCC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AGGC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CCAC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GACAG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GTGG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TGGG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GTATCA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GTGAC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GTTGTA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ACTT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ATGCC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CGAC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CGAG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GTAA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TGTTAG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AGAATC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AGTGT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ATACAA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CATGA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CCACCT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CCTTAT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CGTCA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CTGGCC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GAAGGT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GAATTA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GTCAAC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TATTAC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TCTATT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AAGTTC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CCTCA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CGATC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CGGTA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GCCTG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CCCAG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CCGCTC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GCTTCC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GTACT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TACGG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TATTC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TCGCAG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TCGGA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AAGAGG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GTGGA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TATCT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GGATTA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GTACCA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GACAC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AGTA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AATCC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ATTAC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CCCAC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CCGAA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CTCAC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GATCG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GGAAT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GGCCA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GTGCA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AGCG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TCTAC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AAGACA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AGGCC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GGCT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GGTGT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TGCAT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GCGCCT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GTCAT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TCCGCC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CCGA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ACGCGA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AGCGG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CAGGC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CCGCTA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CGCGAC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GATC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GCCAC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GTCAC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TCGG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TGGG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GTTACC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TCACA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TGACC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TGTTC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ACTCGA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ACTTC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AGAACA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AGGCA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ATACAC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CATCC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CGAGA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GGTTA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TCGCC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TCGCT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AACC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AGCAA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ATTCC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CTATC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CTCT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TTCGAC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AACCCT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CCTTA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CCTGCC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CGCTAC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CGGGTT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CGTGTT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GGGCAT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ACGTC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CAGCT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GATCT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GCAC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TTCGA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AATA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CACTA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CGCG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TATCT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TGCA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GACGTT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GGTTAC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GTGCGT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TTCTC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AACTTC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CTTAC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GGGTT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TACCC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TAGT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TCTC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CGAATA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CTGATA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GAAAG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GAGAAT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GGAATA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TCAGAT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TCTCAT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TGATA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TTCTTA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TTGTAC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GAATG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GAGTC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GATAG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GGATCG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TAATTC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TACCA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TATCG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CTCT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AGTCA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CAAGTC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CCCTC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CCTCAA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GAACTC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GGAAT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GTAAC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TAATT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TCAGG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AGCTA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ATGAC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CGTT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GAGT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TATC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TGCC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TTAC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GCAGG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GCGGG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GGAAA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GTCGC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GTGCG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TCCTT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TGCAT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TGGGA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CATAA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ACCCAG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ATAAGG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CGAAT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CTATCG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GACCA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GAGTG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GATGGG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GGATG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GTGCT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AACGA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CATG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GAGTC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TAGCA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TCTA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AGAGCC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ATTCTC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CAATTA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CCACAG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CGAGA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CTTCGA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GAACGC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GGCCGC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GGTAAG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GTCTT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TATCTG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TATTAA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ACAAT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CTCGG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TACT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TGCGA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TTCG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CCCACA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ATCCG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CATGC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CGGCC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GGAAA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GGCGA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GGTA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TAGCG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GTGGTC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TTGTC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TTTAGA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CCTGA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CGCAC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GATA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GATCC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GTGCC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TGGG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CAGAGA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CGAACA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CTTCGG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GTGCCG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GTGTGA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TCGACC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TCGCAC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AAAGGG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ATGTCA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ATGCG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GAAG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GCATG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GTAA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TGCC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GCTCTA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TAATGG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TAGCTT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TCCAGT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TGTGC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TTAGAA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AAAGGA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AGCGTA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AGTCAC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AACGA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ATAA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CATCC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CCCT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TGTG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GACAAC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GTGAC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TATTC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TGCGAA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TGGCC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TTAGC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TTTAGG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AATGGA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ATAGAG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ATGGTC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CAGGT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GAACAC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GGATG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GGTGGA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GTGTGG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TATGCA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TTCCT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TTGTCA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AGTTA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ATGTG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CAGTC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CATAA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CGTCA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GATTCG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GCCCA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GCTCT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TACAA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ATCTGT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ATGAC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CCATGT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CGGATA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AACAT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AACTT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CACAC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CGTCA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CTCGA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TGCG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GTGGTA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TGACTC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TTCGCA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ACAGAT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CAGTT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CCTAA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CGAAT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CGATA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CATACC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CGGATG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GCGACC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GGTGTA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GTTAGC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TAACTG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TAATCC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TGACGG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TGTGGA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TGGGA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CACGGT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CATGCA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ATGCT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CCCAA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ATTGT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ACACAT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ACCCGC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ATAATT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CCAGA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CTGACA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GTTTCC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TCCGCA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TCCTGC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TCGTTA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TCTGGA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AGCCG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AGGGGC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CCTGCG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CGAATG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CTTACC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GGATA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GGTCAG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TGTCT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TTTCCC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ACATTC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ACACA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CGTAA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CTGCA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GCGA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GCTC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GGAAA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TACTT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TCTG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TGTGC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GAACA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GCCGAC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GGGTT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ACGCT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CACAT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CACG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CTGAT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AGATCG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CAGCCG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CTCTC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CTGAAG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GCGAC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ACCG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CCAAG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CGCCC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GCAG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GCGTA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TAAG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AAGGA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CAGGC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CCCAC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CGCAGG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CGGCTG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CTAAAG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GACAA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GAGCG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GATAC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GCACTC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GCGTA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TCCAC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TTCTA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AGCCC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GATGC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TGCAC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CGAAT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GCTGT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TAAGGG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TACTTG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TCACT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TCTAA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ATTCT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CGAT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TTGTC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CAACG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CCATG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CTCGTT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GAGAT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TCGCGT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TGACT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GCAGG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GTCA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GTTG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TATC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CATA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CTAAA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CTGT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GGAT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GGCA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CTTAA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GTGAC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TAACT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TACAG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TCGCA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TGATAC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TTGTG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AGTTA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CCCAT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GGAAA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TGGCC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TTCGG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CAGTAT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CTCATG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GCGCTA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GTTCTG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TGTCAT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TTTATA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CACC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CCGT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CCGT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TCGTC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CAAGT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CAGTAC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CGATC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CGTCA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GCCTG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GGAAG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GTACT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ACGC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CGCT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TCCA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GAGAG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TAAG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TTAG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CACTGT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CCTTCT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GACTCA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GGGATT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TTAACT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TTCTGT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CCCC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TCGTG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CATTC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CTAAA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CTTCGC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GCTTAG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GGCGTA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GGTCGC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TATAAA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TTAACA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AAGAC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CAATG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TCAGG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CATTAT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CCGTCA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CCTAAG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CGCGCG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GAGAGC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GCCGTG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GGCACT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GGGGCT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CGAAA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GTCAA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TGAC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TGCC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CGATTA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CACGC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GCGAC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GTATC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TCAG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TTAAG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TCGCC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TCTTCG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TTTAG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ATGTC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ACCCCA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AGAGTT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AACCT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CTGAA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TGAAGG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AGAAGT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TGTTC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TTACT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CGACA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CGCAC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GAAAG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GCTAT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GAAGTT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GATATG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GGGCTT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TGCATG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TGTCGA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TTGTAA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ACGAA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AACTG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AATCG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AGAGT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AGCTG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CCGCC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CGGCG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CGGTGC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GACATC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GACGA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GCGGAA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GTTCTT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TCACAC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TGTCGC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TGTTAA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AACCT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ACTTA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CAAC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GTTTA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TCTGA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AACCC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ACGT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ACTC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GAGC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TAAC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TAAG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GAAGCC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GAGATC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GCTATC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TTAGT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TTATTA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ACGT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AGCTA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GGTT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TCAGA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CAGAT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CCCGCT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CCGTGA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GCCGA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GCTTC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GTAATA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TTATGG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ATAG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ACTTA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AGAATT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ATAT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CCAG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GCAT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TTTC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GAATG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GGCAC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GTAAC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ACCTT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CACG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CGAT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CGTGA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GACGC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GTGCG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ACCTTC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ACGGCA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ACGGCG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ATACTC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ATACTG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CACTCT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GACAGT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TTCACA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AAGAA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ACAAGA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ACGCG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CCGAGC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CGGTG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GTCA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GTGCA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GTGC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GTTCA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TAATC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TGACA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GTGCAG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TGCAGG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TGTAAA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TTGACT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AAATG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ACAGAA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ACGGC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GATAG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GTTG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GAGTAA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GCGTGC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AACCC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CAGGC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ACGGT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GATG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GCTC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GTGC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AGGC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GAGCT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GATC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TCGGC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AAGCT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ATATC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ATCTC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GGTGA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TCACC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GTTGT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TCCAAT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TCCACT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ACACG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ATAGC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AGTG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ATCT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CCAT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GGTCA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TGAC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GTTCA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GTTGGA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TGAGG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TGGGC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TTAATA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ACACTG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GAGCG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TGACC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GATTAC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GGGTA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AGCGC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CAGA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CTTCC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GACA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TGCGG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GCGAG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ATGTGA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CCCGC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CTAAG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CTCGC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GACCA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GATGT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GCTAA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TGTCAC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ACAAT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GCAT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TGAC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TGCCC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CGCCGT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CTGCG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GATCG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GCTTAC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TAATCG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TGCACA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ATAT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GGCGA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CCGATC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CGCGAA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CACAT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CCTGC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GCAT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GCTAT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TATC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GTGAGT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TTACAA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TTGGG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TGCGT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AATTC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GCACA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TCGCG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TTTAG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TAAGTT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TCTGAA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ACCGT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CGCAG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GCAGA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GTGGT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GGCAGA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GTATTC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GTTTCG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AGTAAT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GTATT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TGGGC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CCATTA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CCTGAT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CGGTGG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AACCA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ATCCA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CAGAG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CGAAG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TAATG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TGATA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GTTATG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ATTC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ACCGAC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CCAGTA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CCCTTT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CCGATA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CTTGGA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GCTCG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TGAGAA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TGGGT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TGTGCA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CTCGG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GAAGCA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GACTTG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GAGGCG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GCACCG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GGTGCG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TAACAA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TATCGG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TTCCGC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ACGGT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GCTTC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GGCCA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TGTCG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CCAGCT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CCCCAA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CATCC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CGAGT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CGCGG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CGTGG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TAACTC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TGGTAT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CAGTG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CTGCAC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GACAT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TAACAC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TGCAC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TGTGT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TTCAGA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TTCAGG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ACGTTG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TTCCA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TGGAA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CGGCA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CGGTTA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CTGTTC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GGCAGT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TGACAA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TGTATT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TTACCC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TTCGC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TTTCCT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AATGTG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AGTGTT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ATAACT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ATTGGA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CCCAAG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GAAACT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GATAGC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GATTAT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TAGTGA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TCGACA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TCTGCA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TGGGCG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TTTACA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ACTGAC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ACTGCC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GAGAT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TGCACC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AAGGTA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ACCACG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AGTGAC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CATC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GACA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GATAC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GCCTA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GAACTG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GGTGTG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GTCAT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TTGACA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ACCATA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TAGC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AACGT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ATTGT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GCTTA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TGAGT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TAAAG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TAGCGA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TCTGCC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TTTCC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ATAA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CGG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CTTAT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ATT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GAAA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TACTG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TATCAC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TATGAA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TCCG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TGCCG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ATGTT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CACCG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CCAGT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CTGAG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GTGCG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TACGC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TATCA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CACAGC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CCAGCC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GTTAAC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GTTCAG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TAAGGT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TACCGA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GCTGG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TAACA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TGTGG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GCAAC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GGCGG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GCAGGC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TACACC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TCAGTA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ATCCC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ATGA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CAAC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CCGT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CTTC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GAGC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ATCG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CGCA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GTTTC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TGTT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GAATAC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TAAAT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TTGGGA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ACAG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AGCGAC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AGGCA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CATCT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CGTTA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CTCAG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CTTCA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GAAAG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GATCT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GTTTA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TATTG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TGGAAT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AACAGG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CGCCG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CGGTT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GAAGA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GAGAA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GCCCA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TCTGG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CTGACC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GCATTC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GCCGAA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TCTTGT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TGGAAG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TGGTTC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CCTGC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CGCTC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TCCA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TTAAC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CGCACC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CGCGGT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CTGCC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GACTG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GCGCC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ATCTT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ATGGC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CGAAA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GACA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GCGT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GGGAT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TTAACG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ACAT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AGTTTC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CACGAT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CAGAA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CTCACT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GAAGGC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GTGGAA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GTTGCC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AAAGT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ATCT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TTAT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CGAAA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CGTTG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ATTGT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CTATT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CTGTG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TGCG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TCACC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TCGAG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TCGCTC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TTACTT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TTGTCG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CATTT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ATAATG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CACACT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GCCTTC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GTGAAC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TGTTAT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TTGAGA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TTTCGT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ACACT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TCGT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TTCTG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TTCT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CAGATA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CCGCTG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TTATGA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ACATT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CACAT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CTGCT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GCCCG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AATGG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CAGTA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GTGAC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TACGCC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TGACGA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TGTTCT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ACAAT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AGCAC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AGTTG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CCTTT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CTGAA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GAGTTG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TGACCG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TGAGAT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TGATTC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AACGA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AAGTC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ACAAG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CGAGT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CGTCAA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GATCG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GGCTTC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GTGCCA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TAAAG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TCTGC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TCTGT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AATGAC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ATAATC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GTAAGC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TTTCGG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ACAACC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AGCACT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CAGTGG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CCTTGT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TCTGGT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TGGGTA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AGCTTA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AGTGAG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CATGTT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TACTGA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TCGTTG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TTACTC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GTTGC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CCATT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GGATC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TAGC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TGCGT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AAGT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ATACCG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CCGCG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CGTTC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TCTCA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TGCTTA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CACGCC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CATATT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CGCTCT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CTGCGT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GGGCTG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TCCACC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TGAACC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TTATTC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TTCTCA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TTCTGA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ACGCGC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ACTGG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ATGC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CACTC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CTTC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TGCGG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TAGAA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TATCC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TCATA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TCATG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TTTAAG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AAAGT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GGTAA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TCCCA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CAGTTC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CATTAC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CGCTAA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CTGGTG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GCATC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TACCCA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TCGTCA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CACGCG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CGATGT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GGTAAT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GTCATC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TCAACG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TCATTC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TTCATA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AAGAGT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CAGAAT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CGGTAA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CGTTGG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GAAACA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GAATCG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GATGGA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GCCCGC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TCCATC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TCGCGG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GAGAT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CATTT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CGCGCC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CTCTGC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AAAAG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AAAT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AATA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AATC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GCCAT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GGCGAG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TTGACG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ATACT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ATCCG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CGATAT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CGGCGC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GGCTAA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TCGCCG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TGAACG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ACGCG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ATACG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CGCAG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CTCAG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CTCGC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CATTCG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CGGATT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GAGCGA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GCAACT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AGTA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AATCTG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AGTGC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CAGAT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GAAAG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TGGTA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TTAAT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TTCGT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TTGCC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AACCG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CCGCC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CTGT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GCGTG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TCTC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TTACC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CCTTG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CGCCG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CTTGGG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GAATGC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GCCAT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GCTGG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GGCTGC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TGAGT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TGCAGA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TGCCAG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TGCTTC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ATTTCC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CACATT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CCTTGG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CGCACT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CTCGCC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GATAAT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GCGCGA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TAATAA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TCAAGT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ACTC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AGAAGC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CACAAG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GTCAC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TACCAC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TCGGTA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AATAGC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ACATTG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CGGTA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GCCCA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TTACGC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ATGCTT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AATGT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ATGAA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CCATT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CGCGC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GTATT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TTCTG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GCAGCC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TACTGC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AACTCG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CATGG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CCGCC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CTTATC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GCTTA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TGAGGC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TGTTG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ACCAGA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GGCGT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ATAAC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ATGCC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GCCGTT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AAACG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CACAA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GAGCC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TCGGC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TTCGGT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AGATA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GCTCT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CACCCA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CGGTTG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GGTTGC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TTAGCC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TTATCT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TTCCAT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ACGGC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AAGTC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ACTAA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AGGCA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CTTT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TTGTG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GCGAC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GGCGCG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ATGCGG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TAAGCG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TTTCG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ACAGA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TAACC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CAGA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GATTC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GTGAA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GTTAA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GCATGA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GTCAA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TTGGGC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CGAT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AGCACA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CACAC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CGAAA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GTTAA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TAAGCC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TTATCC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TTCTC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ACTTTA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AAGAG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ACGCA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CAGTG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GACCA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GCAGT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GGCGTG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GTTATC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TAATGA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AAATTA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ATTAA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GCATG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TCTCT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GCGTTA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GTAAAT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TCCAGC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TTACCT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AAGGT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AAATAT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AACCAG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ACGCCC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AGCTGA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ATCAGT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CTAAAA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GAACAA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TCGCAA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TGATCC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TGGTCG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GGCTTA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GTGGCT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TGCATT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AGCGCG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AGAGC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CCAAC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GCGAGC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TGAGT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ATTCAG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CCAAGA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AAAAG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AAATA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ACCGC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CATCT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CATGC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TTGCGA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AACGT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CCAG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TATCG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TTTA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CCAAG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CTTTCG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GAGCG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GCTGAG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GGTTA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GTAAA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GTCAG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TACAAA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TCCAAA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TGGCCG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TTATGC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TATTC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ATTAA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ATTTC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CCATA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CGCTG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GAGTG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GATGC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GCCGC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GGATA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TAAGC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TACTC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TATTT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TCGTT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TGTGA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AAGGGG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ACAAAT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AGCCGA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ATCGAC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ATCTGC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CAGCGG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CGCAAG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CTGGAT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GCGCAC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TACTTT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TATTTC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TTTGGA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CAGCG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CGGCTC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GAATA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GCAAG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GCGCG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GTCGA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TCATTA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TCGGCG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TGTGCT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ATTATT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CCTTT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GATGAC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GGCAA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TAAGCT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TCGCGA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TGGATA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TTGCAC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ACTGCA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ACTTGG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ATGCAG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ATTGAC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CGATGG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GCATGG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GCCAGA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GCGGTA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GGTGGC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AACAAT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AGCAC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AGCAT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ATGGG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GAAAC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TACCA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TCGAA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CCAAGG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CCATGA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CGCTGG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GATTAA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GTGCTT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CATCG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ACTCAT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ATGGAT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CCCAAT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TCAG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CGAAT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CGTAA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CTGGT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TTGAC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AAACG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CCGA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CTTG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GATC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GCTGC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TGAAC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ACGC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GTAA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GGAAAC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GTTTAC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TAATT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TCAGC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TGATTA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TTTACG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AACA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ATGCTC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ATTGCA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CAGATC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CTTAAA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GATGCA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GGATCA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GGGCAA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GGTGAG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TCTTC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TTACCG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AATGCA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ATCTTC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GTGCAA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TCGGCT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TGGCAC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TTACCA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TTCATG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ACTGGA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AGCAT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AGTGG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AGTTGA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CACACC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CCATTC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CGAGCA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GAAGAG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GCAGC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GTCAAA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GTTAAA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TAATGC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TGGCTC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TTCACG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AAGATC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AGTGC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ATCTT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GTTGG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CACTAA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GAAGAA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GCACTG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GCGCTC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GGCGGT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TTCCAC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TTTTAG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AACGT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ACTCTT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CCGATG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GATAAG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GCTCTG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AGCAG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CAGTGC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CCAGAA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CCATGC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GTGGCA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TCCAAC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TGCAA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ACACT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AAGTT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ACCAG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GGCGA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GTTATT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TCATGG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TGTGGC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CAAGC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ACAGCG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GAAA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GCCCA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GGCA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GCATTA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GCGCGC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GCTTC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TGATA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AAACCC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ATCCAC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CGTTTA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TTTGTC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ACGCAA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AGGTGA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GAGCAT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GATGT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GTGTT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TAATCA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TCAAG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TGGGCA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TTGCAT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AGCCGC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TTCGC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CAAAGG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GATGCC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GGTTGG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AGTT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ACGTT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AAGA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CAAGG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CATAA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CTCAC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GTCAA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TAAAG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GTGGA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TCAAC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TCAGTG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AAGAGC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ATGTTG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ATTCAC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GGCGCT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GGTTTA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GCTCG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TAATG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TTCAGT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ATTGTT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CAATTG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CACAAT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CTTCCA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TCTTTC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AACTT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ATGCAA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CTCAT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GCCACA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GCTCGC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TTTCTA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AAGCCT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ACTGCG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AGAGCA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ATAACG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TGACTT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TGATCT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TTAATC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AAACTT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AGAAAG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AGATG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CAAAT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CTGGTT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GTTGCT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TAAAG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TAAATT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TCACTC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TGAATC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AAATCT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AAGCTC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CAACA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CGACAA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CGATGC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CGGCCA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GGCTG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TCACCT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TCTGGC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TGCATC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TTGCCC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CAAGTG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CATTTC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CTCGA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GCCCAA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TGTTTC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CAATCT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CCATCG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CGCCTT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GCCACG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GCCTAA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GTTCAT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TTCGCC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AAGTTG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ATAAT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CTCAAG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GGCAGC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TCGGTG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TGCCG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ATTGGG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CCAGCG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GACAAA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TCAGCC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AACCGC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CTCAC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CTGAT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CTTGC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GTTCA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ACAAC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TGGAA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TTTTA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GGATGA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TGCAA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ATAAC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CAACTT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CACTTG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CTGATC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GCAACC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GTTGCA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TTAAAT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ATATTT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ATCCAT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TAAACT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AGCCAG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AGCCTT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TAAAC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GAGCTT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GTGAGC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AGATTG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CAACCG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CACTGG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CTTGCC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GATTCA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TGAAGT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TTGGAA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AAAAG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AAATAC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AACTT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CCCAAA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GTGAA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ATCGA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GCGC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GGGT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TAAGC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TTGTA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ACTGAA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ATGCGC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GGCGAA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TCAAGA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TCGATG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ACCGCT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AGCCAC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CCACTG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CGACTT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CTTGCG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TTGGTC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AAGGCG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AGATTT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CCAACC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GCTGCC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GGGTTT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TTTG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AAAAG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AATTGC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AGTGGC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CCGAT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GATCT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GATTTA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GGTGG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GTTTA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TGTGGT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AAATAG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CAACTC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GATAAC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GCACTT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GCAGAA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GGTGTT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AAGAG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AGCAG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ATTGTG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CAAATG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CCAATT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CCACGC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CTATTT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CTGAAT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AATTTA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AGCGGT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GAGCCA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GCTAAA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GCTTAA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GGCATC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TTTGAC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AAGATT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TGAAG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TGAGC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CACATC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CCTTGC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GGATTG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GTTTAA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TCATCC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TGAGTG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AACATC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ATGCG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CAAGAA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CACCGA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GCAACG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GTTTCT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CGCTG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ATAAGC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CAGTAA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AGAAAT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CGCCAG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AGCAG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CCATG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TTGTT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TGAACT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TGCCCA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TTGTGA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AAGGCT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ACCGCA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AGATAA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AGCGAA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ATTTAA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CAATG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CTCTT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TGCAT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TATTCA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TGGCAG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TTTAAT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AATCGG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ACCATG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ACCTTT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CCAACG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GAGCTG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GCAGTT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GCCGCC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GTTGGT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TTCGAT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TTGAGG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ACGCA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GCCACC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GCCGCA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GTGAA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TCGGT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TTAACC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CCGCAA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CTCAGC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GCAGTG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GCTTGT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TGTTGG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GGCTGA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GTGGTT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ATCGAG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ATTTGT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GACTTT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GCATCG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GGCGGC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GTTGAG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TATTGC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TTAAAG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CATCGG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CATGAT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CTCACC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GATGGT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TGAATG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ATCCGC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ATGAAT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ATGTTT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GGTTAA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TCGCGC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TCGCTG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CGCGCA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GACCAA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TAGCCA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TGCGGT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TTGTTC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AAACGG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AATGGT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CTTCAC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TTACTG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AATTGG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CACTGC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CTTTAA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GCAAGA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GCTGAC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TTGACC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AAGCGT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CTGCT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GGCTT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TCTTGG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TTCTGG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TTGCGG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TTGTGG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ATGCT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AGCGCC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CGTGAT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CTCATC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TTTAAC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AATCCA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CAATCC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GCAATT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TGCGTT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TTCGCT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TTGGTA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TGATC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GATGTT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TTCCAA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AACCGA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AACTGG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AAGCCG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GAAGTG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TAAAA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ATCAC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ATTCAT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TTTAC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GCCGCT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GGAAAA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TGAACA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ATCGAT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ATTTTA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CGCGGC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GGCAAC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TAAATC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TCTTTA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TGGTGC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TTTGGG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AAGCAG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ATCATG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CTGGCT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TCGATA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ATAAAC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CCGTT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GAAATG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TGTGA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AACACC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AATTC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ACCGCG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ATCG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ATTA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ATTGC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ATTTG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CTTTT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GGTTG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TACCAA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AGCGTT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GATGCG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GGATTT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GGTTTC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TGGCTA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ACTTCA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CCAGT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CGAAAA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GCGATA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GCCAC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GGTTA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TGGG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AAGATG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CATCT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GTGGCG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TGCTC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TGTTGC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AGTAAA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ATTCA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GCAA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GCGC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TGCCA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TGGCG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AACCCA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CACTGA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CCACAA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AGTGAA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CTGATG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CTTGCA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GCACAA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TAAACA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TGGAT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CACAA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TATCG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TGCGG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AAGGCA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ACTTTC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AGGTT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CTTTG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GAAGCG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GCGGT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TCTGC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TGAAGA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TGCAAC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AATCAT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ACGCTT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AGCATC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CCACCG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GATCAT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GCGTGA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ATGGTT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CAACAT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CGCATT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TTAAAC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AACCTT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AATACC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AATATT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ACAAAG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CAACAC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GAAACC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GAGAAA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GTATTT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TCAGTT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CTTTTC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GCGGAT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TTCACT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AAGGTT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CATGGC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CCAATA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GATGAG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AATCGA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ATCACA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CTGAGC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GTGCTG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TGTTTA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TTGTGC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AAAGAG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GCAATG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GCAGAT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GCCAGT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TAAACC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TCAACC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TGCTGT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CCAACT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GCTCA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TGAAA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TGAGC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TTGTT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AAATCC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AACTGA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ATTGC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CTGCAA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GGCCAA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GTGTT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TATTGG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GCATTG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ATTAAA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GCGCAT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AAAGAT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AGAAG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CCGAT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CTGGCA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TTCAAG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AAGGTG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ATCGCA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ATTTAT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GAAACG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ACCACA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AGCAAC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CTTTCT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TCGGCA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TCTTGC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TGTTCA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AAGTGG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GCTCTT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GGTATT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CAGTGA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CATAAA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CTCAAC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CTCTTC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GCAATA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GCCAC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TCTCT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TGGTG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TCGGT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TTTCT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GTATTG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AACAAG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ATAAAT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CAATGA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CAGCGA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CCATTG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TTTACT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AAAGGC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GCCTTG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GCGAAA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TTTAGC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CAGTTG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GCGATC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TGCCGA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TTGGCC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TTTATG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ACCATC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CGCATC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AAAAGA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ATTGCG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CAGCTC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CATCAG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GAAAGC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TCAAAT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TGGCAT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TTATCA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TTGCCG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AATATC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ATCTT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CGCTGA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GAAAT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GGCAT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TCACTG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TTTTCG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AGCGGC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CATTGG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TGGCCA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AAATTC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CCGCCA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CGCGAT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TTTGAG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GATCAC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TGCCTT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ACCCAA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CGGCAA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GGCTCA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GTTGAA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TGATAA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ATCCAA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AAAGT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GGTGA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GTGATC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TCACGC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AATCAG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CAAAC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CAACA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GCGCT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GTTCAA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GCTGCA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TGGATG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CAAGCC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GCGGCA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GCGGTG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CACCG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CAGCG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CGATT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GAGCT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GGCGT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ACCAAC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CAATGC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GAAAAC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GCTGTT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TGCCGC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TTATCG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TTCTTC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GTAAAA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GTTTCA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TGCAAA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ATGATT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AAAGA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AATGG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TGCTT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TTGAA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GGTAAA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CTGCTC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TGAATA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TTGCAA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AAGTGA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CTGATT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GATCGC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ACAAC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ATTGCC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ATTTGG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GGCGCA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TGCGA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CAGCAC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CGGCTT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CTCTTG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GCACCA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TGGTCA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AATGAA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AGCCAT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CACTCA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TGGCGG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TGGTTG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CGCTCA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ACAGCA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CACTTC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TCTTTT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TGAAAC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AATGAT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AAATC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AAGCA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CAAAT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TGAATT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TTTCGC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AAAGAA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ATTTGC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CAAGCG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CAAGGC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GCTCAT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TTCAAC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AACAC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ACCATT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ATGGCT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AGAA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GATA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GATC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GCATTT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TGCGCC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TTCTTT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TTTCTC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TTTTCC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GTTGA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CTTCAT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TTGAAC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CAATAC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CAGCTT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GAAATC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TTCTGC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ATATTG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GAGTTT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TTCTTG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AAACAA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CAACTG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CAATAT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CGCTTC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TTGGAT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AGTTTT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ATCAAC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GTTTTA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CGCCGC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GCAACA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AAACCT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AACGCT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GATTTC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GCAAAT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AAGCGC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AAGCT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AGCTT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AAACG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ACCT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GCAAAG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GCCTT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GCGGC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TGCGCT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AAGCGA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ATAAAG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GCCGAT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TGAGTT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CGCGTT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AATGCC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ATGCCA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TGCCAT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TTTCCA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CATCCA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TGCTGG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CAAGGT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TTTTAA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ATTCAA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TAAAAC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ACCTTG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ACTGGC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CAGCCA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GATATT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GGCGTT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TGCTTG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TGGCTG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ATCTTG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CAAGA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TGTTGA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AGCAAT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CGCTT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CTTTG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TATTT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TTGTG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ATCAA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AGCTCA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ATGGTG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CCAAAG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GATTTG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TCAATT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AATTTC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CCAACA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TCAAGC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AAATGA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TCATTT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TGACCA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AAATAA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AAATGC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TCTTCA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TGATGT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AAGCAA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ATCATT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ATGCTG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TGCGCA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AAGCGG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CTGAA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GCCAAG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GCGGCG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GTTTTC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TGGTGG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GCTT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TCAAA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CGATGA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TTAAAA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AACAGC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CTTGAG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GATTGC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GGTGAA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TGAAGC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AGTTTG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ATTTGA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CTTTGG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GCTTTC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TTTTAC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AAATTT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TAACCA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AAAGCA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AAGCT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CTTTG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GCAAGC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TCAACA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CCACT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CTTGTT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GAATTT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GCAATC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TAACGC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ACACCA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ATGGCA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CAGCA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TCATTG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TTGCAG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AGCGCA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CTTTAT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AAAGTG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ACCAAT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AGCAGC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CAGTTT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TCATT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AAATGG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TCGCG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ACTGC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GTGAT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CAAAAG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CAAGCT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CGCAGC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TGCAGC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TTGCTT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CAGCAT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CTTCTT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GCCAGC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TGATCG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TGGCGC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GTGGTG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TCTTGA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CTTTGC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GCTGAA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CAAATT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GGCAAT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AAACC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ATTGGT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GCCATC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GTGAAA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TTGAAT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TTGAGT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AAGCTG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ACTTTT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AATCG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CACTT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TTTTG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GCTGCG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TTTACC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CACAAA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CTTGGT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TTTGCG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GCGCCA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GCTTTA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TGCTTT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ACCACC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ATGGC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ACATCA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CGCTGC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TCATCG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TAAAGC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AACCAT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GCGCTT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GCGTT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GTTGAT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GTTTGT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TTTGCA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TCACTT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CATCGC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GCCAT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GGCTTG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ATCGCT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GCTGCT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GCTTGC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TTATTG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CGGTTT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TGGAAA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TCATC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GATGGC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GCGCAA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GCTTCA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CTGCGC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GCGATG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GTTGGC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ACCAAG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ATCGCC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CTTGGC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CGCCAC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ATCGGC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GGCGAT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TATTGA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AAAACG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AAAACT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CCAATC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GCCAAC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GTTTGC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TTGAAG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CTTTCA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GATTGG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AATTTG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AACGCA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TTCAGC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TTGTTT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CAATAA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AGCAAG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CCAAGC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GCAGCG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GCTTGA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TTTCAG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AAAATT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ATCACT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ATGGCG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CATTGA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GATCAA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CTTTGA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GCGCAG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GTGATT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CTTGCT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TTTAAA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TTTCTT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AACCAC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CGCTTG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AAACAC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AACAAA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CGATTG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CACCAT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GCAAAC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TTTCTG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CAGCAG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ATGAAA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TTCACC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AAAATA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ACGCCA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AGCGAT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CTCTT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GCCAT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GCGCTG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GGTGA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CAACGC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GAAAAT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GGCAAA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AATTTT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CTTGAT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ACAAAA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CGCAAA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CGTTTT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GGTTTG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AAATCG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TGTTT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TTTCAC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TTGAG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ATTTCA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ATCAAG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CTGCTG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GCTGAT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CAACCA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TTGATA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CATCAT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TTGATC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CACCGC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CTCAAA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ATCACC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TTGCTC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CAAACT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CCGCTT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CTTCA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GATGAT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AAAACA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CCACCA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TCAATA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TTTTAT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ATCAGC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AAACC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AATTG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GATAAA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GCTTGG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CTGTTT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GTTTGA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ATGATG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CGTTTG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AAACTG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TGTTTG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TGATCA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TCAATG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TTGGCA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TTTTGT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AGAAAA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GCTGGC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TGATGC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TTTATC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AATCGC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CCATTT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GTTTGG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TTGCGC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TATTTT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TTGTTG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AATCAC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CAGCGC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GTGATG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TGAAAT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ATAAAA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TTTATT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GATGAA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GCCAAT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ATTGAA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AAACTC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TTCAAT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CAAAGC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TGCCAA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GCATCA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CATCAC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GCGATT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TGGCGA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TCGCCA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TTTGCC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TTGCCA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GTTTTG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CAATTT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AAAGCG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CACCAC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AAAGCC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TGGTGA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GAGCA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AATCAA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CGATTT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TTTCAT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ATTGGC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AATAAA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CCATCA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AAACAG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TGATGG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GCTTTG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TGCTCA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AACGCC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TTGAAA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TCAATC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TGCTGA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TTTCAA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TTGGTG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TCAAAC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ATTTTC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TTTGAA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TTCAAA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AAGCCA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TAAAAA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CCAAAA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CTCAAT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TTGATT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TTTTTA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CACTTT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GCAGCA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TTTTGG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TTGGCG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AAAAT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AAACGC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GGCTTT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TGAGCA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ACTCA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TTTTCT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TGCTGC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AAAAGC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CCAAAC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TCAGCA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TCACCA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TTTGCT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AGCAAA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CGCCAA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CGCTTT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GATTGA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CACCAA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GGTTTT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TTGAGC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CAAACA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GCTTTT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TGGCAA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AACAA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GCGTTT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TTGGTT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ACTCAA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ATTGAT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TTCATC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AGCCAA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CAAAAC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AAATCA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ATCAAT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TCATCA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TGGTTT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TTTGTT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ATCA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TTTTGA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GTTTTT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TGATTG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TGGCTT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AAAAAG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TGAAAA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TTTGGT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TGATGA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AAAACC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AAAATC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AAAAAC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TTGGCT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TTTGGC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TTGCTG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TGATT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TCAAAA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ATCAAA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CATTTT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AACCAA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CAAAAT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AAAAA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GCAAAA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ACCAAA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CTTTTT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AAAAAT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CAAAAA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GCTCAA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GAAAAA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CAGCAA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GCCAAA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AACCA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ATTTTG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GATTTT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TTTTCA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TTTTGC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TTGATG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ATCAA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TTTTTG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TTTTTC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TTTGAT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TTTTTT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ATTTTT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